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officeooo:paragraph-rsid="0048f929"/>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paragraph-rsid="00531066"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paragraph-rsid="00531066"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paragraph-rsid="0048f929" fo:background-color="transparent"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531066"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rsid="00630cab" officeooo:paragraph-rsid="00630cab" style:font-style-asian="italic" style:font-style-complex="italic"/>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c9672"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aacf1" fo:background-color="transparent" style:font-style-asian="italic" style:font-style-complex="italic"/>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8417f" fo:background-color="transparent"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b4bd8"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2b721"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43f8fd" fo:background-color="transparent"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53a298"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633918"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30a249" officeooo:paragraph-rsid="003a5830" fo:background-color="transparent" style:font-style-asian="italic" style:font-style-complex="italic"/>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340a7c" officeooo:paragraph-rsid="00340a7c"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5764bb" officeooo:paragraph-rsid="005764bb" fo:background-color="transparent" style:font-style-asian="italic" style:font-style-complex="italic"/>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5764bb" officeooo:paragraph-rsid="005f42d8" fo:background-color="transparent"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630cab" officeooo:paragraph-rsid="00630cab" fo:background-color="transparent"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5"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8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officeooo:paragraph-rsid="001e1274" fo:background-color="transparent" style:font-style-asian="italic" style:font-style-complex="italic"/>
    </style:style>
    <style:style style:name="P101" style:family="paragraph" style:parent-style-name="Text_20_body">
      <style:paragraph-properties fo:text-align="justify" style:justify-single-word="false"/>
    </style:style>
    <style:style style:name="P102" style:family="paragraph" style:parent-style-name="Text_20_body">
      <style:text-properties fo:language="ru" fo:country="RU"/>
    </style:style>
    <style:style style:name="P103" style:family="paragraph" style:parent-style-name="Text_20_body">
      <loext:graphic-properties draw:fill="solid" draw:fill-color="#eeeeee" draw:opacity="100%"/>
      <style:paragraph-properties fo:background-color="#eeeeee"/>
      <style:text-properties fo:language="ru" fo:country="RU"/>
    </style:style>
    <style:style style:name="P10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5" style:family="paragraph" style:parent-style-name="Text_20_body">
      <loext:graphic-properties draw:fill="solid" draw:fill-color="#eeeeee" draw:opacity="100%"/>
      <style:paragraph-properties fo:background-color="#eeeeee"/>
    </style:style>
    <style:style style:name="P106" style:family="paragraph" style:parent-style-name="First_20_line_20_indent">
      <loext:graphic-properties draw:fill="solid" draw:fill-color="#eeeeee" draw:opacity="100%"/>
      <style:paragraph-properties fo:background-color="#eeeeee"/>
      <style:text-properties fo:language="ru" fo:country="RU"/>
    </style:style>
    <style:style style:name="P10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08" style:family="paragraph" style:parent-style-name="Text_20_body">
      <style:paragraph-properties fo:margin-left="0in" fo:margin-right="0in" fo:text-align="justify" style:justify-single-word="false" fo:text-indent="0in" style:auto-text-indent="false"/>
    </style:style>
    <style:style style:name="P109" style:family="paragraph" style:parent-style-name="Text_20_body">
      <style:paragraph-properties fo:margin-left="0in" fo:margin-right="0in" fo:text-align="justify" style:justify-single-word="false" fo:text-indent="0in" style:auto-text-indent="false"/>
      <style:text-properties fo:color="#800000"/>
    </style:style>
    <style:style style:name="P11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1" style:family="paragraph" style:parent-style-name="Text_20_body">
      <style:paragraph-properties fo:margin-left="0in" fo:margin-right="0in" fo:text-align="center" style:justify-single-word="false" fo:text-indent="0in" style:auto-text-indent="false"/>
    </style:style>
    <style:style style:name="P11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1" style:family="paragraph" style:parent-style-name="Footnote">
      <style:paragraph-properties fo:margin-left="0in" fo:margin-right="0in" fo:text-indent="0in" style:auto-text-indent="false"/>
      <style:text-properties fo:language="en" fo:country="US"/>
    </style:style>
    <style:style style:name="P122" style:family="paragraph" style:parent-style-name="Footnote">
      <style:text-properties fo:language="en" fo:country="US"/>
    </style:style>
    <style:style style:name="P123" style:family="paragraph" style:parent-style-name="Footnote">
      <style:text-properties fo:language="ru" fo:country="RU"/>
    </style:style>
    <style:style style:name="P124" style:family="paragraph" style:parent-style-name="Footnote">
      <style:text-properties style:use-window-font-color="true" fo:language="ru" fo:country="RU"/>
    </style:style>
    <style:style style:name="P12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2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2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2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3" style:family="paragraph" style:parent-style-name="Text_20_body" style:list-style-name="L1">
      <style:paragraph-properties fo:text-align="justify" style:justify-single-word="false"/>
    </style:style>
    <style:style style:name="P134" style:family="paragraph" style:parent-style-name="Text_20_body" style:list-style-name="L1">
      <style:paragraph-properties fo:text-align="justify" style:justify-single-word="false"/>
      <style:text-properties fo:language="ru" fo:country="RU"/>
    </style:style>
    <style:style style:name="P135" style:family="paragraph" style:parent-style-name="Text_20_body" style:list-style-name="L2">
      <style:paragraph-properties fo:text-align="justify" style:justify-single-word="false"/>
      <style:text-properties fo:language="ru" fo:country="RU"/>
    </style:style>
    <style:style style:name="P13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37" style:family="paragraph" style:parent-style-name="Text_20_body" style:list-style-name="L3">
      <style:text-properties fo:language="ru" fo:country="RU"/>
    </style:style>
    <style:style style:name="P13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14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54ca13" officeooo:paragraph-rsid="00544e44" fo:background-color="transparent" style:font-style-asian="italic" style:font-style-complex="italic"/>
    </style:style>
    <style:style style:name="P1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6703f5"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703f5" officeooo:paragraph-rsid="006703f5"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6703f5" officeooo:paragraph-rsid="0068e8bf"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4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officeooo:rsid="007b0371" officeooo:paragraph-rsid="007b0371" fo:background-color="transparent" style:font-style-asian="italic" style:font-style-complex="italic"/>
    </style:style>
    <style:style style:name="P147"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8"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9"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1" style:family="paragraph" style:parent-style-name="Heading_20_1">
      <loext:graphic-properties draw:fill="solid" draw:fill-color="#eeeeee" draw:opacity="100%"/>
      <style:paragraph-properties fo:background-color="#eeeeee"/>
    </style:style>
    <style:style style:name="P152" style:family="paragraph" style:parent-style-name="Heading_20_1">
      <style:paragraph-properties fo:margin-left="0in" fo:margin-right="0in" fo:text-align="center" style:justify-single-word="false" fo:text-indent="0.1965in" style:auto-text-indent="false"/>
    </style:style>
    <style:style style:name="P15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54" style:family="paragraph" style:parent-style-name="Heading_20_2">
      <style:text-properties fo:language="en" fo:country="US"/>
    </style:style>
    <style:style style:name="P155" style:family="paragraph" style:parent-style-name="Heading_20_2">
      <style:text-properties fo:language="ru" fo:country="RU"/>
    </style:style>
    <style:style style:name="P156" style:family="paragraph" style:parent-style-name="Heading_20_2">
      <loext:graphic-properties draw:fill="solid" draw:fill-color="#eeeeee" draw:opacity="100%"/>
      <style:paragraph-properties fo:background-color="#eeeeee"/>
      <style:text-properties fo:language="ru" fo:country="RU"/>
    </style:style>
    <style:style style:name="P157"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48f929"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officeooo:rsid="001fbafa"/>
    </style:style>
    <style:style style:name="T8" style:family="text">
      <style:text-properties fo:language="ru" fo:country="RU" officeooo:rsid="00561592"/>
    </style:style>
    <style:style style:name="T9" style:family="text">
      <style:text-properties fo:language="ru" fo:country="RU" officeooo:rsid="00630cab"/>
    </style:style>
    <style:style style:name="T10" style:family="text">
      <style:text-properties fo:language="ru" fo:country="RU" officeooo:rsid="00666de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officeooo:rsid="00531066" fo:background-color="transparent" loext:char-shading-value="0"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officeooo:rsid="001e1274"/>
    </style:style>
    <style:style style:name="T18" style:family="text">
      <style:text-properties fo:language="en" fo:country="US" officeooo:rsid="003457d2"/>
    </style:style>
    <style:style style:name="T19" style:family="text">
      <style:text-properties fo:language="en" fo:country="US" officeooo:rsid="00368160"/>
    </style:style>
    <style:style style:name="T20" style:family="text">
      <style:text-properties fo:language="en" fo:country="US" officeooo:rsid="0030a249"/>
    </style:style>
    <style:style style:name="T21" style:family="text">
      <style:text-properties fo:language="en" fo:country="US" officeooo:rsid="005afe09"/>
    </style:style>
    <style:style style:name="T22" style:family="text">
      <style:text-properties fo:language="en" fo:country="US" officeooo:rsid="005c73b1"/>
    </style:style>
    <style:style style:name="T23" style:family="text">
      <style:text-properties fo:language="en" fo:country="US" officeooo:rsid="00633918"/>
    </style:style>
    <style:style style:name="T24" style:family="text">
      <style:text-properties fo:language="en" fo:country="US" officeooo:rsid="006bc4dc"/>
    </style:style>
    <style:style style:name="T25" style:family="text">
      <style:text-properties fo:color="#ff3333"/>
    </style:style>
    <style:style style:name="T26" style:family="text">
      <style:text-properties fo:color="#ff3333" fo:language="ru" fo:country="RU"/>
    </style:style>
    <style:style style:name="T27" style:family="text">
      <style:text-properties fo:color="#ff3333" fo:language="ru" fo:country="RU" fo:font-style="normal" style:font-style-asian="normal" style:font-style-complex="normal"/>
    </style:style>
    <style:style style:name="T28" style:family="text">
      <style:text-properties fo:color="#ff3333" fo:font-style="normal" style:font-style-asian="normal" style:font-style-complex="normal"/>
    </style:style>
    <style:style style:name="T29" style:family="text">
      <style:text-properties fo:font-style="italic" style:font-style-asian="italic" style:font-style-complex="italic"/>
    </style:style>
    <style:style style:name="T30" style:family="text">
      <style:text-properties fo:color="#6666ff" fo:language="ru" fo:country="RU"/>
    </style:style>
    <style:style style:name="T31" style:family="text">
      <style:text-properties fo:color="#800000"/>
    </style:style>
    <style:style style:name="T32" style:family="text">
      <style:text-properties fo:color="#800000" fo:language="ru" fo:country="RU"/>
    </style:style>
    <style:style style:name="T33" style:family="text">
      <style:text-properties fo:color="#800000" fo:language="ru" fo:country="RU" fo:font-style="normal" fo:background-color="transparent" loext:char-shading-value="0" style:font-style-asian="normal" style:font-style-complex="normal"/>
    </style:style>
    <style:style style:name="T34" style:family="text">
      <style:text-properties fo:color="#800000" fo:language="ru" fo:country="RU" fo:font-style="normal" style:font-style-asian="normal" style:font-style-complex="normal"/>
    </style:style>
    <style:style style:name="T35" style:family="text">
      <style:text-properties fo:color="#800000" fo:language="ru" fo:country="RU" fo:background-color="transparent" loext:char-shading-value="0"/>
    </style:style>
    <style:style style:name="T36" style:family="text">
      <style:text-properties fo:color="#800000" fo:language="en" fo:country="US"/>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fo:font-weight="bold" officeooo:rsid="005c73b1" style:font-weight-asian="bold" style:font-weight-complex="bold"/>
    </style:style>
    <style:style style:name="T41" style:family="text">
      <style:text-properties style:use-window-font-color="true"/>
    </style:style>
    <style:style style:name="T42" style:family="text">
      <style:text-properties style:use-window-font-color="true" fo:language="ru" fo:country="RU"/>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normal" fo:font-weight="normal" style:font-style-asian="normal" style:font-weight-asian="normal" style:font-style-complex="normal" style:font-weight-complex="normal"/>
    </style:style>
    <style:style style:name="T45" style:family="text">
      <style:text-properties style:use-window-font-color="true" fo:language="ru" fo:country="RU" fo:font-style="italic" style:font-style-asian="italic" style:font-style-complex="italic"/>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background-color="transparent" loext:char-shading-value="0" style:font-style-asian="normal" style:font-style-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color="#c5000b"/>
    </style:style>
    <style:style style:name="T55" style:family="text">
      <style:text-properties fo:language="fr" fo:country="FR"/>
    </style:style>
    <style:style style:name="T56" style:family="text">
      <style:text-properties fo:color="#0000ff"/>
    </style:style>
    <style:style style:name="T57" style:family="text">
      <style:text-properties fo:color="#3333ff"/>
    </style:style>
    <style:style style:name="T58" style:family="text">
      <style:text-properties fo:font-style="normal" style:font-style-asian="normal" style:font-style-complex="normal"/>
    </style:style>
    <style:style style:name="T59" style:family="text">
      <style:text-properties fo:color="#0066ff"/>
    </style:style>
    <style:style style:name="T60" style:family="text">
      <style:text-properties fo:color="#0066ff" fo:language="en" fo:country="US" fo:font-style="normal" fo:background-color="transparent" loext:char-shading-value="0" style:font-style-asian="normal" style:font-style-complex="normal"/>
    </style:style>
    <style:style style:name="T61" style:family="text">
      <style:text-properties fo:background-color="#ffff00" loext:char-shading-value="0"/>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font-weight="normal" officeooo:rsid="00237b85" style:font-weight-asian="normal" style:font-weight-complex="normal"/>
    </style:style>
    <style:style style:name="T65" style:family="text">
      <style:text-properties fo:font-weight="normal" officeooo:rsid="00771a4c" style:font-weight-asian="normal" style:font-weight-complex="normal"/>
    </style:style>
    <style:style style:name="T66" style:family="text">
      <style:text-properties officeooo:rsid="001e1274"/>
    </style:style>
    <style:style style:name="T67" style:family="text">
      <style:text-properties officeooo:rsid="00211e47"/>
    </style:style>
    <style:style style:name="T68" style:family="text">
      <style:text-properties officeooo:rsid="002376d5"/>
    </style:style>
    <style:style style:name="T69" style:family="text">
      <style:text-properties officeooo:rsid="002509f7"/>
    </style:style>
    <style:style style:name="T70" style:family="text">
      <style:text-properties officeooo:rsid="002625bc"/>
    </style:style>
    <style:style style:name="T71" style:family="text">
      <style:text-properties style:text-underline-style="none"/>
    </style:style>
    <style:style style:name="T72" style:family="text">
      <style:text-properties style:text-underline-style="none" officeooo:rsid="002625bc"/>
    </style:style>
    <style:style style:name="T73" style:family="text">
      <style:text-properties style:text-underline-style="none" officeooo:rsid="002bd3ca"/>
    </style:style>
    <style:style style:name="T74" style:family="text">
      <style:text-properties style:text-underline-style="none" officeooo:rsid="002c2d13"/>
    </style:style>
    <style:style style:name="T75" style:family="text">
      <style:text-properties style:text-underline-style="none" officeooo:rsid="00798d70"/>
    </style:style>
    <style:style style:name="T76" style:family="text">
      <style:text-properties officeooo:rsid="0029280e"/>
    </style:style>
    <style:style style:name="T77" style:family="text">
      <style:text-properties officeooo:rsid="002aacf1"/>
    </style:style>
    <style:style style:name="T78" style:family="text">
      <style:text-properties officeooo:rsid="002b0f04"/>
    </style:style>
    <style:style style:name="T79" style:family="text">
      <style:text-properties officeooo:rsid="0030a249"/>
    </style:style>
    <style:style style:name="T80" style:family="text">
      <style:text-properties officeooo:rsid="003457d2"/>
    </style:style>
    <style:style style:name="T81" style:family="text">
      <style:text-properties officeooo:rsid="0035d449"/>
    </style:style>
    <style:style style:name="T82" style:family="text">
      <style:text-properties officeooo:rsid="003a3f9e"/>
    </style:style>
    <style:style style:name="T83" style:family="text">
      <style:text-properties officeooo:rsid="003a5830"/>
    </style:style>
    <style:style style:name="T84" style:family="text">
      <style:text-properties officeooo:rsid="003b4bd8"/>
    </style:style>
    <style:style style:name="T85" style:family="text">
      <style:text-properties officeooo:rsid="0040193d"/>
    </style:style>
    <style:style style:name="T86" style:family="text">
      <style:text-properties officeooo:rsid="004041e3"/>
    </style:style>
    <style:style style:name="T87" style:family="text">
      <style:text-properties officeooo:rsid="004596ab"/>
    </style:style>
    <style:style style:name="T88" style:family="text">
      <style:text-properties officeooo:rsid="0049d643"/>
    </style:style>
    <style:style style:name="T89" style:family="text">
      <style:text-properties officeooo:rsid="004cc65b"/>
    </style:style>
    <style:style style:name="T90" style:family="text">
      <style:text-properties officeooo:rsid="004ee3ef"/>
    </style:style>
    <style:style style:name="T91" style:family="text">
      <style:text-properties officeooo:rsid="00531066"/>
    </style:style>
    <style:style style:name="T92" style:family="text">
      <style:text-properties officeooo:rsid="00588bb1"/>
    </style:style>
    <style:style style:name="T93" style:family="text">
      <style:text-properties officeooo:rsid="005937db"/>
    </style:style>
    <style:style style:name="T94" style:family="text">
      <style:text-properties officeooo:rsid="005c73b1"/>
    </style:style>
    <style:style style:name="T95" style:family="text">
      <style:text-properties officeooo:rsid="005f42d8"/>
    </style:style>
    <style:style style:name="T96" style:family="text">
      <style:text-properties officeooo:rsid="00633918"/>
    </style:style>
    <style:style style:name="T97" style:family="text">
      <style:text-properties officeooo:rsid="0063f976"/>
    </style:style>
    <style:style style:name="T98" style:family="text">
      <style:text-properties officeooo:rsid="006703f5"/>
    </style:style>
    <style:style style:name="T99" style:family="text">
      <style:text-properties officeooo:rsid="0068e8bf"/>
    </style:style>
    <style:style style:name="T100" style:family="text">
      <style:text-properties officeooo:rsid="006a4cd3"/>
    </style:style>
    <style:style style:name="T101" style:family="text">
      <style:text-properties officeooo:rsid="006bc4dc"/>
    </style:style>
    <style:style style:name="T102" style:family="text">
      <style:text-properties officeooo:rsid="006bcd00"/>
    </style:style>
    <style:style style:name="T103" style:family="text">
      <style:text-properties officeooo:rsid="006ce46c"/>
    </style:style>
    <style:style style:name="T104" style:family="text">
      <style:text-properties officeooo:rsid="006de3ee"/>
    </style:style>
    <style:style style:name="T105" style:family="text">
      <style:text-properties officeooo:rsid="006fa7c5"/>
    </style:style>
    <style:style style:name="T106" style:family="text">
      <style:text-properties officeooo:rsid="0070a78c"/>
    </style:style>
    <style:style style:name="T107" style:family="text">
      <style:text-properties officeooo:rsid="0071a732"/>
    </style:style>
    <style:style style:name="T108" style:family="text">
      <style:text-properties officeooo:rsid="00746a49"/>
    </style:style>
    <style:style style:name="T109" style:family="text">
      <style:text-properties officeooo:rsid="0074da9e"/>
    </style:style>
    <style:style style:name="T110" style:family="text">
      <style:text-properties officeooo:rsid="00768b0a"/>
    </style:style>
    <style:style style:name="T111" style:family="text">
      <style:text-properties officeooo:rsid="00772b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497522391334732693" text:style-name="L1">
        <text:list-item>
          <text:p text:style-name="P133">добавить детектив <text:span text:style-name="T1">(реализовано)</text:span>+ магические уроки/трактаты Старсвирла (реализовано)</text:p>
        </text:list-item>
        <text:list-item>
          <text:p text:style-name="P134">Терра несколько раз пытается убить Макса (один раз — в аквапарке). Несколько раз Макса спасает Селестия (даёт приказы Нексусу)</text:p>
        </text:list-item>
        <text:list-item>
          <text:p text:style-name="P134">Книги:</text:p>
        </text:list-item>
      </text:list>
      <text:list xml:id="list541292356864103305" text:style-name="L2">
        <text:list-item>
          <text:p text:style-name="P135">«Великие грифоны прошлого» - из канона (5<text:span text:style-name="T11">s8e)</text:span></text:p>
        </text:list-item>
        <text:list-item>
          <text:p text:style-name="P135">«Высшие заклинания в повседневном использовании: от песчинки до дворца»</text:p>
        </text:list-item>
        <text:list-item>
          <text:p text:style-name="P136">«Малоизвестные аспекты магии трансформаций»</text:p>
        </text:list-item>
        <text:list-item>
          <text:p text:style-name="P13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35">Дасти Вейфарер «Зебрианская культура, быт и фольклор»</text:p>
        </text:list-item>
        <text:list-item>
          <text:p text:style-name="P135">«Краткая история Эквестрии»</text:p>
        </text:list-item>
        <text:list-item>
          <text:p text:style-name="P135">«Шедевры архитектуры Эквестрии» с разделом о Кантерлотском Королевском Дворце</text:p>
        </text:list-item>
        <text:list-item>
          <text:p text:style-name="P135">«Великие дела и великие чары». Страница 893: …</text:p>
        </text:list-item>
        <text:list-item>
          <text:p text:style-name="P135">«Природа Проклятий» - обмен</text:p>
        </text:list-item>
        <text:list-item>
          <text:p text:style-name="P135">«<text:span text:style-name="T52">Магия для Чайников</text:span>» - обмен</text:p>
        </text:list-item>
        <text:list-item>
          <text:p text:style-name="P135">«Энциклопедия Арканум» - обмен</text:p>
        </text:list-item>
        <text:list-item>
          <text:p text:style-name="P135">«О Гейсах» - обмен</text:p>
        </text:list-item>
        <text:list-item>
          <text:p text:style-name="P135">«<text:span text:style-name="T61">Тайны Тайных Наук</text:span>» - обмен</text:p>
        </text:list-item>
        <text:list-item>
          <text:p text:style-name="P136">«Основы Заклятий» - обмен</text:p>
        </text:list-item>
        <text:list-item>
          <text:p text:style-name="P135">«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561542629703066684" text:style-name="L3">
        <text:list-item>
          <text:p text:style-name="P13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3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37">Селестия — переменчивая пони. В одно время не строгая, а в другое может быть такой, что страшно становится</text:p>
        </text:list-item>
        <text:list-item>
          <text:p text:style-name="P137">У Селестии были такие элементы гармонии: Магия, Доброта, Смех. У Луны — Верность, Честность, Щедрость. (ксенофазия)</text:p>
        </text:list-item>
        <text:list-item>
          <text:p text:style-name="P13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37">Около 820-ти лет назад будущий маг Лайтнинг Стар поступил на обучение к наставнику Тииспоту</text:p>
        </text:list-item>
        <text:list-item>
          <text:p text:style-name="P13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3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3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37">У Селестии грива и хвост развеваются и переливаются от магического шампуня</text:p>
        </text:list-item>
        <text:list-item>
          <text:p text:style-name="P137">Тело Селестии очень крепкое — может выдержать несколько тонн земли</text:p>
        </text:list-item>
        <text:list-item>
          <text:p text:style-name="P137">Дискорд намного старше принцесс, его магия сильнее ихней на голову</text:p>
        </text:list-item>
        <text:list-item>
          <text:p text:style-name="P137">Луна младше Селестии на 3 года. Сёстрам около 5000 лет. По другим данным, Селестии около 2500 лет (Обмен).</text:p>
        </text:list-item>
        <text:list-item>
          <text:p text:style-name="P137">Принцессы начали войну с Дискордом в возрасте, когда им было около 700 лет — и продолжалась война почти сто лет</text:p>
        </text:list-item>
        <text:list-item>
          <text:p text:style-name="P137">Самый главный враг сестёр и Дискорда — скука</text:p>
        </text:list-item>
        <text:list-item>
          <text:p text:style-name="P137">В Эквестрии на одного жеребца приходится четыре - пять кобыл</text:p>
        </text:list-item>
        <text:list-item>
          <text:p text:style-name="P13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37">Селестия в первые полторы тысячи лет путешествовала — и заварила несколько войн (две — с Эквестрией, в одной была против Луны)</text:p>
        </text:list-item>
        <text:list-item>
          <text:p text:style-name="P137">Настоящий цвет гривы Селестии — клубнично-розовая. Радужный цвет гривы и хвоста поддерживается магией</text:p>
        </text:list-item>
        <text:list-item>
          <text:p text:style-name="P137">Кроме Дискорда, старше сестёр ещё старейшина драконов</text:p>
        </text:list-item>
        <text:list-item>
          <text:p text:style-name="P137">Кэйденс не прожила и 60-ти лет и является низкорожденной</text:p>
        </text:list-item>
        <text:list-item>
          <text:p text:style-name="P137">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37">Народ тихо фигел от нововведений и с ещё большим ожесточением продолжал делать по-своему</text:p>
        </text:list-item>
        <text:list-item>
          <text:p text:style-name="P13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3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37">Когда пони женятся, они обмениваются ножными браслетами</text:p>
        </text:list-item>
        <text:list-item>
          <text:p text:style-name="P137">Светилами, кроме сестёр, могут управлять единороги (группы), Дискорд, Твайлайт и Старсвирл</text:p>
        </text:list-item>
        <text:list-item>
          <text:p text:style-name="P137">Королева Кризалис — правительница Зелёной Долины</text:p>
        </text:list-item>
        <text:list-item>
          <text:p text:style-name="P137">Мать Луны и Селестии — аликорн Лорен. Мать Дискорда — Алиса (пони-человек)</text:p>
        </text:list-item>
        <text:list-item>
          <text:p text:style-name="P13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1">Искусственный интеллект. Создан Владом и Максом. Разработан для управления корпорациями.</text:p>
      <text:h text:style-name="Heading_20_3" text:outline-level="3">Норф</text:h>
      <text:p text:style-name="P10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10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0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8">Единорог. Холост, молод, мечтателен. Живёт в Кантерлоте. В свободное время рисует облака.</text:p>
      <text:h text:style-name="Heading_20_3" text:outline-level="3">Алекс</text:h>
      <text:p text:style-name="P108">Менеджер проектов, над одним из которых (Нексус) работает Макс.</text:p>
      <text:h text:style-name="Heading_20_3" text:outline-level="3">Ростик</text:h>
      <text:p text:style-name="P108">Лидер команды тестировщиков</text:p>
      <text:h text:style-name="Heading_20_3" text:outline-level="3">Стас</text:h>
      <text:p text:style-name="P108">Программист-новичок в команде Макса.</text:p>
      <text:h text:style-name="Heading_20_3" text:outline-level="3"><text:soft-page-break/>Рома</text:h>
      <text:p text:style-name="P108">Программист в команде UI-программистов</text:p>
      <text:h text:style-name="Heading_20_3" text:outline-level="3">Анджела</text:h>
      <text:p text:style-name="P108">Сисадмин. Флиртует с Максом.</text:p>
      <text:p text:style-name="P108"/>
      <text:h text:style-name="Heading_20_2" text:outline-level="2">Положения</text:h>
      <text:p text:style-name="P10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54" text:outline-level="2">1. Терра</text:h>
      <text:p text:style-name="P27">музыка - кондовая электронная, холодная и отчаянная (Electronics “Disappointed”)</text:p>
      <text:p text:style-name="P11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3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2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1">RnD-</text:span><text:span text:style-name="T1">зоны</text:span><text:span text:style-name="T1"><text:note text:id="ftn3" text:note-class="footnote"><text:note-citation>3</text:note-citation><text:note-body><text:p text:style-name="P12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78"><text:span text:style-name="T11">&gt;\</text:span>Привет, Нексус. Это Макс.</text:p>
      <text:p text:style-name="P78"><text:span text:style-name="T11">&lt;\</text:span>Привет Макс. <text:span text:style-name="T1">Рад тебя видеть. Где ты отсутствовал три дня?</text:span></text:p>
      <text:p text:style-name="P78"><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78"><text:span text:style-name="T11">&gt;\</text:span>Как называется наш проект?</text:p>
      <text:p text:style-name="P78"><text:span text:style-name="T11">&lt;\</text:span>Дайсон.</text:p>
      <text:p text:style-name="P78"><text:span text:style-name="T11">&gt;\</text:span>Сколько тебе лет?</text:p>
      <text:p text:style-name="P78"><text:soft-page-break/><text:span text:style-name="T11">&lt;\</text:span>Два года с начала запуска кластера.</text:p>
      <text:p text:style-name="P78"><text:span text:style-name="T11">&gt;\</text:span>Какой сейчас год?</text:p>
      <text:p text:style-name="P78"><text:span text:style-name="T11">&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78"><text:span text:style-name="T11">&gt;\</text:span>Нексус, отключи память <text:span text:style-name="T1">заданий</text:span> за последнюю неделю.</text:p>
      <text:p text:style-name="P78"><text:span text:style-name="T11">&lt;\</text:span>Выполнено.</text:p>
      <text:p text:style-name="P78"><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8"><text:span text:style-name="T11">&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11">&lt;\</text:span><text:span text:style-name="T1">Выполняю задачу</text:span>...</text:p>
      <text:p text:style-name="P79"><text:span text:style-name="T11">&lt;\</text:span>...</text:p>
      <text:p text:style-name="P79"><text:span text:style-name="T11">&lt;\</text:span>Решение:</text:p>
      <text:p text:style-name="P79"><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11">:47.bmf»</text:span></text:p>
      <text:p text:style-name="P25"/>
      <text:p text:style-name="P35">&lt;<text:span text:style-name="T1">как-то говённо. Улучшить</text:span>&gt;</text:p>
      <text:p text:style-name="P42">Хм, не понял? Ч<text:span text:style-name="T1">ё</text:span> за хрень?</text:p>
      <text:p text:style-name="P42"/>
      <text:p text:style-name="P78"><text:span text:style-name="T11">&gt;</text:span>\Нексус, почему ты используешь жёсткие настройки <text:span text:style-name="T1">для решения задачи</text:span>?</text:p>
      <text:p text:style-name="P78"><text:span text:style-name="T11">&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78"><text:span text:style-name="T11">&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9">incompartible interface Analytics v.0.93 beta</text:span>”</text:p>
      <text:p text:style-name="P42">Ага, уже теплее.</text:p>
      <text:p text:style-name="P42"/>
      <text:p text:style-name="P78"><text:span text:style-name="T11">&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11">–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1">–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11">.</text:span></text:p>
      <text:p text:style-name="P85">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11">***</text:p>
      <text:p text:style-name="P111"/>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2">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3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11">&lt;</text:span><text:span text:style-name="T32">месяц</text:span><text:span text:style-name="T11">&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2">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2">А у нас получается... </text:span><text:span text:style-name="T2">–</text:span><text:span text:style-name="T5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2">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9">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1">Музыка быстрая, тревожная, надорваная и печальная (Pet Shop Boys “So Hard” ?)</text:p>
      <text:p text:style-name="P29"/>
      <text:p text:style-name="P10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31">(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32">Описание получше. Подземелье</text:span><text:span text:style-name="T11">&gt; Воздух вокруг был буквально наэлектризован некой силой. Чувствовалось напряжение огромных </text:span><text:soft-page-break/><text:span text:style-name="T11">масштабов, как если бы стоял внутри трансформаторной будки.</text:span></text:p>
      <text:p text:style-name="P1"><text:span text:style-name="T1">–</text:span> Так это и есть наш <text:span text:style-name="T46">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2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2">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1">верх</text:span>…</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5">Jack of Hearts</text:span><text:span text:style-name="T55"><text:note text:id="ftn7" text:note-class="footnote"><text:note-citation>7</text:note-citation><text:note-body><text:p text:style-name="Footnote"><text:bookmark text:name="result_box1"/><text:span text:style-name="T55">Jack of Hearts</text:span> <text:span text:style-name="T1">– Червовый валет (фр.)</text:span></text:p></text:note-body></text:note></text:span><text:span text:style-name="T5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4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3">Спи, сестра моя родная,<text:line-break/>Спи. Усни.<text:line-break/>Крыльями тебя укрою,<text:line-break/>Спи. Усни.</text:p><text:p text:style-name="P123"><text:tab/>В чаще тёмной волки воют,<text:line-break/>Спи. Усни.</text:p><text:p text:style-name="P123"><text:tab/>В мрачном замке духи ноют,<text:line-break/>Спи. Усни.</text:p><text:p text:style-name="P123"><text:tab/>Сказки вечность нам читает,<text:line-break/>Спи. Усни.<text:line-break/>День осенний угасает,<text:line-break/>Спи. Усни.<text:line-break/>Помни только в сне глубоком,</text:p><text:p text:style-name="P12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4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lt;<text:span text:style-name="T31">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11">3. </text:span>Кантерлот</text:h>
      <text:p text:style-name="P82">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7913123490211395888" text:style-name="L4">
        <text:list-item>
          <text:p text:style-name="P13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3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8"><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1"><text:s/>Сколько страниц сегодня нахреначили?</text:p><text:p text:style-name="P122">– <text:span text:style-name="T1">Восемь, учитель!</text:span></text:p><text:p text:style-name="P122">– Отлично. Надиктую ещё две и сбегаешь за кофе.</text:p></text:note-body></text:note></text:span></text:p>
        </text:list-item>
      </text:list>
      <text:p text:style-name="P7"/>
      <text:p text:style-name="P11">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Дискорд исчез. Последний раз драконикуса видели, когда он на своей маленькой и юркой колеснице удалялся в сторону Жеребячьих<text:span text:style-name="T31">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0"><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0"><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41">парящие платформы.</text:span> Но дворцовым бюрократам необязательно ж знать, КАК я их уничтожаю, хе-хе! Некоторые из <text:span text:style-name="T41">платформ </text:span>уничтожаются путём <text:span text:style-name="T1">усиленного</text:span> износа, будучи частью экспериментальных колесниц! “Лорен” я сделал на базе <text:span text:style-name="T41">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1">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2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6">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3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45">– Эээ…</text:p>
      <text:p text:style-name="P45">–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12">–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4">Селестия нахмурилась и подняла крылья.</text:p>
      <text:p text:style-name="P54"><text:span text:style-name="T11">– </text:span>Не забывай, человек, я — могущественный маг и правитель Эквестрии. Ко мне нужно относиться с должным уважением!</text:p>
      <text:p text:style-name="P54"><text:span text:style-name="T11">– </text:span>А то что? Превратишь в жабу? Сошлёшь на Луну? Убьёшь нахер?</text:p>
      <text:p text:style-name="P54">Аликорница сникла. Уши её опустились.</text:p>
      <text:p text:style-name="P54"><text:span text:style-name="T11">– </text:span>Макс, не надо... Ты же знаешь, я этого не сделаю.</text:p>
      <text:p text:style-name="P54"><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4">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4"><text:span text:style-name="T11">–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1">.</text:span></text:p>
      <text:p text:style-name="P54"><text:span text:style-name="T11">Аликорница уселась н</text:span>а пол <text:span text:style-name="T11">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4"><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4"><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4"><text:span text:style-name="T11">– </text:span>Вот, читай отсюда. <text:span text:style-name="T11">– а</text:span>ликорница подчеркнула абзац копытом.</text:p>
      <text:p text:style-name="P54"><text:soft-page-break/></text:p>
      <text:p text:style-name="P56">***</text:p>
      <text:p text:style-name="P56"/>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4"/>
      <text:p text:style-name="P54">&lt;<text:span text:style-name="T31">Селестии не удастся привлечь Макса на сторону Эквестри даже с помощью 34 — это удастся Дэш</text:span>&gt;</text:p>
      <text:p text:style-name="P54">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text:soft-page-break/>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4">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4"/>
      <text:p text:style-name="P5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4">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text:soft-page-break/>Я присел на корточки, раздвинул гриву и снизу вверх заглянул в морду аликорнице.</text:p>
      <text:p text:style-name="P5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4">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4">Я протянул руку, вытер ей слёзы и погладил по шее.</text:p>
      <text:p text:style-name="P54">– Не плачь. Я не отказываюсь. Хотя, скорее всего, Стар Свирл что-то напутал в заклинании, потому что я человек, а не сверхаликорн.</text:p>
      <text:p text:style-name="P5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4">Селестия успокоилась и смущённо потёрлась носом мне о плечо.</text:p>
      <text:p text:style-name="P54">– <text:s/>И я не читала твои мысли. У тебя на лице и так всё написано — ты не умеешь скрывать эмоции.</text:p>
      <text:p text:style-name="P54">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4">Увидев Селестию, толпа замерла. Та в попытке спрятать меня, раскрыла крылья.</text:p>
      <text:p text:style-name="P54">В наступившей тишине аликорница прошептала мне убито:</text:p>
      <text:p text:style-name="P46">– <text:s/><text:span text:style-name="T1">Что-то мне не хочется оборачиваться.</text:span></text:p>
      <text:p text:style-name="P54">– <text:s/>А придётся. Кстати, крылья можешь опустить. Всё равно видна табуретка и мои ноги.</text:p>
      <text:p text:style-name="P54">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6"><text:soft-page-break/><text:span text:style-name="T1">– Занавес. </text:span>– <text:s/><text:span text:style-name="T1">подытожил я.</text:span></text:p>
      <text:p text:style-name="P46"/>
      <text:h text:style-name="P155" text:outline-level="2"><text:span text:style-name="T11">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4"><text:span text:style-name="T1">– </text:span>А-а-апчхииии! – раздалось прямо у меня под ногами.</text:p>
      <text:p text:style-name="P54">–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4">– Ты кто? – машинально спросил я.</text:p>
      <text:p text:style-name="P54">– Индиго. – ответили глаза.</text:p>
      <text:p text:style-name="P54">Ответ не прояснил ситуацию ни на йоту, так что я продолжил.</text:p>
      <text:p text:style-name="P54">– А чего ты под лавкой делаешь?</text:p>
      <text:p text:style-name="P54">– Прячусь.</text:p>
      <text:p text:style-name="P54">Поняв, что расспросами ничего не добьёшься, я предложил прямо:</text:p>
      <text:p text:style-name="P54">– Может, ты вылезешь? Меня можно не бояться. Я не страшный.</text:p>
      <text:p text:style-name="P54">Под лавкой началась <text:s/>возня и сопение, потом наружу вылез жеребёнок-единорог насыщенного фиолетового цвета.</text:p>
      <text:p text:style-name="P54">– А я тебя вовсе и не боюсь. Вот ещё! Я в прятки играла.</text:p>
      <text:p text:style-name="P5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4">– Ничо страшного! – малютка вытерла нос. – Меня всё равно искать некому.</text:p>
      <text:p text:style-name="P54">– Это как? Ты же с кем-то в прятки играешь? – продолжал допытываться я.</text:p>
      <text:p text:style-name="P54">– Сама с собой и играю. – хмуро ответила кобылка. – А тебе чего, дяденька?</text:p>
      <text:p text:style-name="P54">Я понял, что жеребёнок не настроен на беседу. Пожал плечами <text:s/>и повернулся было уходить.</text:p>
      <text:p text:style-name="P54">– Эээ, гм…</text:p>
      <text:p text:style-name="P54">Я повернулся обратно.</text:p>
      <text:p text:style-name="P54">– Что?</text:p>
      <text:p text:style-name="P54">Единорожка ковыряла копытом землю и шмыгала носом, не смотря на меня. Я терпеливо ждал.</text:p>
      <text:p text:style-name="P54"><text:soft-page-break/>– Дяденька, а ты не мог бы спросить принцессу Селестию, куда девалась Шейла Блюскай? А то мне играть не с кем.</text:p>
      <text:p text:style-name="P54">– При случае спрошу. Если встречу.</text:p>
      <text:p text:style-name="P54">– Встретишь, конечно! Скажи ей, что у меня сегодня день рождения, и я очень сильно огорчилась, когда она на него не пришла!</text:p>
      <text:p text:style-name="P54"><text:s/>Такая уверенность кобылки меня заинтриговала. Я пригляделся к жеребёнку повнимательнее. Да нет, вроде, раньше её не встречал.</text:p>
      <text:p text:style-name="P54">– Позволь поинтересоваться, откуда у тебя такая уверенность, что я встречусь с Селестией? Я ей, знаешь ли, свиданий не назначаю.</text:p>
      <text:p text:style-name="P54">– Да ладно-о-о, брось заливать-то! – скептически протянуло юное создание. – Все знают, что вы встречаетесь. Вот и спроси её, пажалста, когда увидишь.</text:p>
      <text:p text:style-name="P54">– Кто это «все»?</text:p>
      <text:p text:style-name="P54">– Ну, прислуга, стража, мой па…</text:p>
      <text:p text:style-name="P54">Ох! Во что же это такое я вляпался, а? За кого они меня, чёрт побери, принимают?</text:p>
      <text:p text:style-name="P54">Я присел на лавочку и наклонился пониже, чтобы наши головы были на одном уровне.</text:p>
      <text:p text:style-name="P54">– А твоего «па» не смущает, что я и Селестия м-м-м… немного разных видов? Точнее, совсем разных?</text:p>
      <text:p text:style-name="P54">– И чо? – без малейшего замешательства спросила кроха.</text:p>
      <text:p text:style-name="P54">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4">– <text:s/>Кха-кхе-гррхмм... Э-э-э... м-м-м... ну-у-у...</text:p>
      <text:p text:style-name="P54">У меня в голове произошло короткое замыкание. Слова пропали. Уши начали гореть.</text:p>
      <text:p text:style-name="P54">– <text:s/>Как, ты говоришь, тебя зовут? – в конце-концов выдавил осипшим голосом я, стараясь перевести тему. – Про чей день рождения я должен рассказать?</text:p>
      <text:p text:style-name="P5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4">У меня в памяти зажглась лампочка.</text:p>
      <text:p text:style-name="P54">– Постой-постой, не части. Твой отец, случайно, не Хорст Мэдтроттер?</text:p>
      <text:p text:style-name="P54">– Агась. А ты откуда знаешь?</text:p>
      <text:p text:style-name="P54">– Да так, один пони сказал. – я полез за пазуху и достал красную коробочку. – Вот тебе подарок.</text:p>
      <text:p text:style-name="P5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4">– Вообще-то, это не мой подарок. Его просил передать один старик, Норф Каррус из каретной мастерской.</text:p>
      <text:p text:style-name="P54"><text:soft-page-break/>– Аааа, я его знаю! Мы с Шейлой ходили к нему играть, пока она не пропала. У Норфа интересно!</text:p>
      <text:p text:style-name="P54">Индиго открыла коробочку. Внутри на подстилке из тырсы лежала крохотная модель кареты в мельчайших подробностях.</text:p>
      <text:p text:style-name="P54">– Ух ты! – благоговейно прошептала Индиго. – Королева Лорен! Я даже управляла ею немножко.</text:p>
      <text:p text:style-name="P54">– Как ею можно управлять, если она не запряжена? Уж не Норф ли таскал её? – усомнился я.</text:p>
      <text:p text:style-name="P5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4">Я остался сидеть в полнейшем замешательстве. </text:p>
      <text:p text:style-name="P54"/>
      <text:p text:style-name="P56">***</text:p>
      <text:p text:style-name="P54">&lt;<text:span text:style-name="T56">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4"/>
      <text:p text:style-name="P54">В дверях библиотеки появился знакомый силуэт.</text:p>
      <text:p text:style-name="P54">– Привет, твоё высочество! Тебя уже выпустили, или опять от докторов смылась?</text:p>
      <text:p text:style-name="P54">Аликорница прошла в комнату и устало уселась рядом со мной.</text:p>
      <text:p text:style-name="P5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4">Я с подозрением посмотрел на Селестию. Где-то я уже видел эту улыбочку на хитрой роже.</text:p>
      <text:p text:style-name="P5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4">– Вот ещё! – возмущению Селестии не было предела. Аликорница встала и демонстративно повернулась ко мне задом.</text:p>
      <text:p text:style-name="P5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4">Я подёргал замок на накрупнике. Таки не врёт.</text:p>
      <text:p text:style-name="P54">– Убедился? Вообще-то, такое недоверие меня оскорбляет. Ни один пони так бы себя не вёл со мной. – Селестия улеглась возле кресла и надулась.</text:p>
      <text:p text:style-name="P54">– Разумеется, твои подданные вели бы себя с большим пиететом. Но я же не твой подданный, твоё высочество!</text:p>
      <text:p text:style-name="P54">Аликорница вскинула копыто к виску.</text:p>
      <text:p text:style-name="P5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4">– Окей, как хочешь. Никаких больше высочеств.</text:p>
      <text:p text:style-name="P54"><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1">расписать сложности общения и мороку с этикетом</text:span>&gt;</text:p>
      <text:p text:style-name="P54">Селестия сморщила нос в улыбке и спросила, прикрывшись крылом:</text:p>
      <text:p text:style-name="P54">– К слову, а что говорят мои подданные про нас? Что означает «чёрте-что»?</text:p>
      <text:p text:style-name="P54">Я вспомнил разговор с Индиго и почувствовал, как снова начинают гореть уши.</text:p>
      <text:p text:style-name="P54">– Чёрте-что — это значит «ерунда». Большая ерунда.</text:p>
      <text:p text:style-name="P54">– Оу, как интересно! – Селестия приблизила ко мне морду и повернула уши. – Расскажи-ка поподробнее. Я вся во внимании.</text:p>
      <text:p text:style-name="P54">–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4">Аликорница, широко раскрыв глаза, медленно тянула ко мне морду. Наконец, когда наши носы почти соприкоснулись, она не выдержала.</text:p>
      <text:p text:style-name="P54">– А-ха-ха-ха-ха-ха-ха!!! О-у-у-у-у-у-ха-ха-ха! И-и-и-и-ха-ха-ха! – Селестия перевернулась на спину и дёргала от смеха копытами.</text:p>
      <text:p text:style-name="P54">– <text:s/>Очень смешно! Ей говорят, что она подозревается в сексуальных извращениях, а она регочет! Мне-то пофиг, а тебе ещё править придётся!</text:p>
      <text:p text:style-name="P54">– <text:s/>И-и-изви-ни, Макс, не-мо-гу-у-у-у… Ох! Давненько я так не смеялась! Лет двести — так точно!</text:p>
      <text:p text:style-name="P54">Я потянул её за копыто и перевернул обратно на живот.</text:p>
      <text:p text:style-name="P54">– Что смешного-то?</text:p>
      <text:p text:style-name="P54">Аликорница вытерла крылом выступившие слёзы и объяснила:</text:p>
      <text:p text:style-name="P5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4">– Ты не видишь ничего странного в межвидовых спариваниях? – охренел я. – Куда я, блин, попал???</text:p>
      <text:p text:style-name="P54">Селестия развернула моё кресло к себе и задумчиво посмотрела мне в глаза.</text:p>
      <text:p text:style-name="P54">– Очевидно, мне стоит рассказать тебе, Макс, откуда произошли пегасы и единороги.</text:p>
      <text:p text:style-name="P5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4"><text:soft-page-break/>– А как выглядят сами истинные единороги? – спросил я.</text:p>
      <text:p text:style-name="P54">–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4">– Ха! – ответил я. – В моём мире они также известны. Правда, как несуществующий, сказочный вид.</text:p>
      <text:p text:style-name="P5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4">– Хм. А что было дальше?</text:p>
      <text:p text:style-name="P5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4"/>
      <text:p text:style-name="P54">Селестия встала, потянувшись по-кошачьи, и направилась к выходу. У двери она обернулась ко мне.</text:p>
      <text:p text:style-name="P54">– Сто лет не гуляла по парку. Составишь мне компанию?</text:p>
      <text:p text:style-name="P54">Я поднялся с кресла, гадая, шутила Селестия про сто лет, или нет?</text:p>
      <text:p text:style-name="P54">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4">Селестия грустно засмеялась своим мыслям.</text:p>
      <text:p text:style-name="P5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4">– А о чём ты грустила?</text:p>
      <text:p text:style-name="P5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4">– Но ты не выглядишь сумасшедшей.</text:p>
      <text:p text:style-name="P5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4"><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4">– Постой, а как же Луна? Мне показалось, она питала тёплые чувства к Кимеринну?</text:p>
      <text:p text:style-name="P54">Селестия задумалась, автоматически ковыряя копытом ямку под валуном.</text:p>
      <text:p text:style-name="P5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4">– А Дискорд? Ты говорила, он от древности вообще сбрендил. Тем-не-менее, он определённо «подъезжал» к Луне тогда, в развалинах.</text:p>
      <text:p text:style-name="P5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4">–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4">Селестия рассмеялась.</text:p>
      <text:p text:style-name="P5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4">Селестия вскочила с места.</text:p>
      <text:p text:style-name="P54">– АЙ-Я-Я-Я-Я-Й!</text:p>
      <text:p text:style-name="P5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4">– Раньше тут не было муравейника!!! – Селестия с мольбой взглянула на меня. – Мааакс!! Помоги! Они кусаются! Я <text:s/>сейчас свихнусь почище Дискорда!</text:p>
      <text:p text:style-name="P54">Аликорница подпрыгнула и, взбрыкнув, начала кружиться в обратную сторону.</text:p>
      <text:p text:style-name="P54">– Вот нечего землю ковырять там, где не надо! Стой!!! – я схватил её за хвост, останавливая. Затем осторожно завёл руку под накрупник.</text:p>
      <text:p text:style-name="P54">…</text:p>
      <text:p text:style-name="P54">–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4">– Да ладно! Мне это ничего не стоило.</text:p>
      <text:p text:style-name="P5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4">– Эммм... Селестия?</text:p>
      <text:p text:style-name="P54">– Дааа? – ответила аликорница, не повернув головы. В её тоне слышались смешливые нотки.</text:p>
      <text:p text:style-name="P54">Я вытащил руку из-под накрупника.</text:p>
      <text:p text:style-name="P54">– Всё в порядке?</text:p>
      <text:p text:style-name="P54">Селестия повернула голову, и я ясно увидел широкую улыбку и фирменный ехидный прищур из-под чёлки.</text:p>
      <text:p text:style-name="P54">– А почему ты спрашиваешь? Ты разобрался с муравьями?</text:p>
      <text:p text:style-name="P54">– Вроде да. Хотя, по-моему, дело уже не в муравьях.</text:p>
      <text:p text:style-name="P54">– По-моему, тоже. – рассмеялась аликорница. – Продолжай...</text:p>
      <text:p text:style-name="P54"/>
      <text:h text:style-name="P154" text:outline-level="2">6. Стыд</text:h>
      <text:p text:style-name="P54"/>
      <text:p text:style-name="P60">~~~ Завтра на семь в библиотеке ~~~</text:p>
      <text:p text:style-name="P60"/>
      <text:p text:style-name="P54">–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4">Норф носился по мастерской, окрылённый новообретённым учеником.</text:p>
      <text:p text:style-name="P5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4"><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4">Я посмотрел на часы. До семи оставалось двадцать минут — как раз, чтоб успеть дойти до библиотеки. Я намеренно уронил на пол тяжёлый рашпиль.</text:p>
      <text:p text:style-name="P54">– На сегодня довольно. Я ж вижу, ты торопишься. – заметил Норф, просыпаясь.</text:p>
      <text:p text:style-name="P54">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4">Я закрыл пенал и сунул его во внутренний карман куртки.</text:p>
      <text:p text:style-name="P54">– Завтра будешь? – спросил Норф. – Надо бы закончить заказ из <text:s/>Троттингема.</text:p>
      <text:p text:style-name="P54">– В это же время. – подтвердил я.</text:p>
      <text:p text:style-name="P54"/>
      <text:p text:style-name="P56">***</text:p>
      <text:p text:style-name="P54"/>
      <text:p text:style-name="P54">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4">– Здрасьте!</text:p>
      <text:p text:style-name="P54">Аликорница не ответила, всматриваясь в глобус.</text:p>
      <text:p text:style-name="P54">– Привет, говорю! – я подошёл вплотную и легонько сжал ей холку.</text:p>
      <text:p text:style-name="P54">– А, это ты, Макс? Привет. – аликорница, наконец, оторвалась от разноцветной сферы. – Как осваиваешься?</text:p>
      <text:p text:style-name="P54">– Нормально осваиваюсь. Работу себе нашёл. К <text:s/>Норфолку Каррусу в ученики записался.</text:p>
      <text:p text:style-name="P5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4">– Да, уже пять дней. Так здорово снова чувствовать свои мышцы! Корсет был ужасен.</text:p>
      <text:p text:style-name="P54">Аликорница прошлась передо мной с раскрытыми крыльями, демонстрируя восстановленную работоспособность.</text:p>
      <text:p text:style-name="P54">– Ну что же, и я рад за тебя. – я отвернулся, присел на край стола и стал изучать потолок. – Зачем вызывала?</text:p>
      <text:p text:style-name="P54"><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4">– Ты сердишься?</text:p>
      <text:p text:style-name="P54">Её ресницы щекотали мне щёку. Я отодвинул её морду от лица и сказал скучающим тоном:</text:p>
      <text:p text:style-name="P54">– Та не, с чего бы? За что мне на тебя сердиться?</text:p>
      <text:p text:style-name="P54">– Но ты ведёшь себя как чужой. Как будто мы незнакомы! Ещё чуть-чуть, и станешь называть меня на «Вы» и «Ваше Высочество».</text:p>
      <text:p text:style-name="P54">Меня прорвало.</text:p>
      <text:p text:style-name="P5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4">Я вытащил из заднего кармана брюк смятую записку с королевскими вензелями и бросил её под ноги Селестии.</text:p>
      <text:p text:style-name="P5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4">Наконец Селестия развернулась и глубоко выдохнула.</text:p>
      <text:p text:style-name="P5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4">Я подошёл к аликорнице и прикоснулся к её шее.</text:p>
      <text:p text:style-name="P54">– Всё в порядке. Я тебя понимаю — и ценю твоё признание. Сам бы ещё и не так себя повёл на твоём месте.</text:p>
      <text:p text:style-name="P54">– Да? А как бы ты себя повёл? – заинтересовалась Селестия.</text:p>
      <text:p text:style-name="P54">Я вспомнил свои неудачные попытки завязать личную жизнь с девушками. Конечно, те были далеки от совершенства. Но так ли безгрешен был я сам?</text:p>
      <text:p text:style-name="P54">– Я бы не извинился. Огрызался бы и считал себя правым до последнего. Ещё и послал бы подальше.</text:p>
      <text:p text:style-name="P54">Аликорница насмешливо покачала головой.</text:p>
      <text:p text:style-name="P5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4">Я снова присел на столик, теперь уже лицом к аликорнице.</text:p>
      <text:p text:style-name="P54">– Так что случилось? Куда ты пропадала? Рассказывай.</text:p>
      <text:p text:style-name="P5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4">– Что ты видишь? – спросила она напряжённо.</text:p>
      <text:p text:style-name="P5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4"><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4">– Ты не ошиблась? Нет тут никакого города.</text:p>
      <text:p text:style-name="P54">– Сейчас нет. Раньше был. – еле слышно прошептала аликорница.</text:p>
      <text:p text:style-name="P54">– Чего ты так волнуешься? Может, на более подробной карте есть? Я бы на точность глобуса не слишком полагался.</text:p>
      <text:p text:style-name="P5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4">– Так, может, его и не было? – заметил я цинично.</text:p>
      <text:p text:style-name="P5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4">– А как ты сама помнишь о том заклинании, если оно стёрто из бытия? – резонно подметил я.</text:p>
      <text:p text:style-name="P54">– У меня есть защита памяти. Я поставила её, когда сражалась с Иггусом… Правда, защита еле действует, так как прошло очень много времени.</text:p>
      <text:p text:style-name="P54">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4">Аликорница потёрла висок и растерянно посмотрела на меня.</text:p>
      <text:p text:style-name="P5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4">Я обнял аликорницу, успокаивая.</text:p>
      <text:p text:style-name="P54">– Не волнуйся, принцесса. Ты делаешь всё, что от тебя зависит. Не твоя вина, если это происходит.</text:p>
      <text:p text:style-name="P54">Селестия рассеянно мотнула головой, не соглашаясь со мной.</text:p>
      <text:p text:style-name="P5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4">Она проследовала к выходу, кивком головы приглашая меня следовать за ней.</text:p>
      <text:p text:style-name="P5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4">– Да так, ни о чём. – покраснел я, вернувшись на дорожку.</text:p>
      <text:p text:style-name="P54">Селестия всмотрелась в меня внимательно и всё поняла.</text:p>
      <text:p text:style-name="P54">– <text:s/>Нам не туда. Не сейчас. Я хочу показать тебе Эквестрию. – тихо сказала она.</text:p>
      <text:p text:style-name="P54">&lt;<text:span text:style-name="T57">Pet Shop Boys — A Man Could Get Arrested</text:span>&gt;</text:p>
      <text:p text:style-name="P5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4">Она ещё сочувствует! Я старался не смотреть в её сторону, отводя глаза. Так мы дошли до городской стены.</text:p>
      <text:p text:style-name="P5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4">Взобравшись на галерею по винтовой лестнице крохотной сторожевой башенки, мы остановились у зубца.</text:p>
      <text:p text:style-name="P5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4">– Что ты чувствуешь? – спросила аликорница.</text:p>
      <text:p text:style-name="P54">– У меня нет слов. Ничего прекраснее я в жизни не видел! – только и смог выговорить я.</text:p>
      <text:p text:style-name="P54">Селестия склонила голову, соглашаясь.</text:p>
      <text:p text:style-name="P5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4">– Прошлогодний выпуск. – заметила Селестия. – Отличная работа, хотя жеребячливости хватает. Что неудивительно, учитывая их возраст.</text:p>
      <text:p text:style-name="P5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1"> </text:span>И вообще, зачем вам учиться летать, если вы и так это умеете с рождения?</text:p>
      <text:p text:style-name="P5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4">– Проблемы? Что за проблемы? Извини, я таки прослушал.</text:p>
      <text:p text:style-name="P54">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4">– Когда твоя жизнь длится тысячи лет, начинаешь тонко чувствовать гармонию мира. – начала она.</text:p>
      <text:p text:style-name="P54"/>
      <text:h text:style-name="Heading_20_2" text:outline-level="2"><text:span text:style-name="T1">7</text:span>. Нелетающие пегасы</text:h>
      <text:p text:style-name="P5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3">—</text:span> осень, за осенью <text:span text:style-name="T43">—</text:span> зима. <text:s/>Если пошёл дождь, должно быть мокро, если выпал снег <text:span text:style-name="T4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8">смущаются</text:span> меня, хотя я <text:span text:style-name="T10">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0">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3">—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4">Ну что же, основное искусство правления <text:span text:style-name="T11">—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4"/>
      <text:p text:style-name="P56">***</text:p>
      <text:p text:style-name="P54"/>
      <text:p text:style-name="P54">– Так ты поручила Твайлайт Спаркл расследование необычных снов жеребят?</text:p>
      <text:p text:style-name="P54">–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4">– А что стало с жеребятами? – спросил я. – Они перестали бояться экзаменов?</text:p>
      <text:p text:style-name="P5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4">Описав круг, Селестия перелетела через стену и приземлилась в парке. Я скатился на траву, пытаясь вдохнуть.</text:p>
      <text:p text:style-name="P54">– Что... Это... Было?</text:p>
      <text:p text:style-name="P54">Селестия осторожно, но настойчиво повалила меня на траву и принялась ощупывать рёбра.</text:p>
      <text:p text:style-name="P54">– Так больно? А так?</text:p>
      <text:p text:style-name="P5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4">– Не могу поверить. В Кантерлоте никогда не было землетрясений. Это неестественно. – пробормотала аликорница растерянно. – Слишком быстро.</text:p>
      <text:p text:style-name="P54">– Что <text:span text:style-name="T11">— </text:span>быстро? – не выдержал я.</text:p>
      <text:p text:style-name="P5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4">– Нет проблем, Селестия. Я всё понимаю.</text:p>
      <text:p text:style-name="P54">Аликорница приготовилась было взлетать, но в последний момент, приняв какое-то решение, остановилась.</text:p>
      <text:p text:style-name="P54">– Макс?</text:p>
      <text:p text:style-name="P54">– Да?</text:p>
      <text:p text:style-name="P54">– Мы уже достаточно неплохо знаем друг друга. Могу сказать, что ты меня знаешь лучше, чем кто-либо ещё во дворце, за исключением Луны.</text:p>
      <text:p text:style-name="P54">– Да?</text:p>
      <text:p text:style-name="P54">– Да. Зови меня Тия&lt;<text:span text:style-name="T25">Сел !!!</text:span>&gt;. Если хочешь.</text:p>
      <text:p text:style-name="P54">– Хорошо. До встречи, Тия.</text:p>
      <text:p text:style-name="P54">– До встречи, Макс.</text:p>
      <text:p text:style-name="P54"/>
      <text:h text:style-name="Heading_20_2" text:outline-level="2"><text:span text:style-name="T1">8</text:span>. <text:span text:style-name="T11">40-6</text:span></text:h>
      <text:p text:style-name="P83">Mark Knopfler — Hill Farmers Blues — или на следующую главу (прощание)</text:p>
      <text:p text:style-name="P54"/>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1">Истончения </text:span>(быть может, к счастью). Всё, что я могу <text:span text:style-name="T11">— оставить тебе напутствие.</text:span></text:p>
      <text:p text:style-name="P60"><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46">…</text:p>
      <text:p text:style-name="P46"/>
      <text:p text:style-name="P54">Тоже мне, философ выискался, Диоген копытный! Вот не люблю, когда всякие "гуру" с глубокомысленным видом порют чушь. Эквестрия <text:span text:style-name="T13">—</text:span> отличная страна, пони <text:span text:style-name="T13">— </text:span><text:span text:style-name="T11">прекрасные создания, порядки тут отличные! Чисто, культурно, вежливо. Дворецкий </text:span><text:span text:style-name="T13">—</text:span><text:span text:style-name="T11">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7">— вся архитектура явно </text:span><text:span text:style-name="T43">была </text:span><text:span text:style-name="T47">заточена под крылатых. Таких, для которых приземлиться на балкон в тронном зале или уйти через портик на крыше</text:span><text:span text:style-name="T58"> </text:span><text:span text:style-name="T47">—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3">Каменный пол комнаты был покрыт розовым ковром с длиннейшим ворсом.</text:span><text:span text:style-name="T47"> </text:span><text:span text:style-name="T43">Его центр занимал высокий </text:span><text:span text:style-name="T47">кругл</text:span><text:span text:style-name="T43">ый</text:span><text:span text:style-name="T47"> </text:span><text:span text:style-name="T43">футон</text:span><text:span text:style-name="T47"> </text:span><text:span text:style-name="T43">с</text:span><text:span text:style-name="T47"> велик</text:span><text:span text:style-name="T43">им</text:span><text:span text:style-name="T47"> множество</text:span><text:span text:style-name="T43">м</text:span><text:span text:style-name="T4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1">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4">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4">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4">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4"><text:soft-page-break/>Аликорница смутилась.</text:p>
      <text:p text:style-name="P54">–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4">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Тия виновато сморщила нос.</text:p>
      <text:p text:style-name="P46"><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4">Мне печалиться не стоит</text:p><text:p text:style-name="P124">Жизнь прекрасна и ярка</text:p><text:p text:style-name="P124">Телом молода, душою —</text:p><text:p text:style-name="P124">Как дракон морской мудра</text:p><text:p text:style-name="P124"/><text:p text:style-name="P124">Я видала взлёт империй,</text:p><text:p text:style-name="P124">Я жила среди легенд,</text:p><text:p text:style-name="P124">Древней магии мистерий</text:p><text:p text:style-name="P124">Я прилежнейший студент</text:p><text:p text:style-name="P124"/><text:p text:style-name="P124">Обожаема народом,</text:p><text:p text:style-name="P124">Уважаема врагом,</text:p><text:p text:style-name="P124">Но друзей моих немного,</text:p><text:p text:style-name="P124">Но жжёт душу холодом</text:p><text:p text:style-name="P124"/><text:p text:style-name="P124">Одинока и печальна,</text:p><text:p text:style-name="P124">Недоступна и строга,</text:p><text:p text:style-name="P124">Потеряла изначальный</text:p><text:p text:style-name="P124">Смысл жизни навсегда</text:p><text:p text:style-name="P124"/><text:p text:style-name="P124">Жизнь моя теперь публична,</text:p><text:p text:style-name="P124">Жизнь моя теперь для всех,</text:p><text:p text:style-name="P124">В этом — горе, в этом — счастье,</text:p><text:p text:style-name="P124">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3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4">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4">Тия фыркнула.</text:p>
      <text:p text:style-name="P5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4">Её ресницы щекотали мне щеку. Я повернулся к ней и буквально растворился в ласковом взгляде огромных фиалковых глаз.</text:p>
      <text:p text:style-name="P54">–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4">Тия подняла голову.</text:p>
      <text:p text:style-name="P5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4">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4">Как во сне я разделся и зашёл к ней сзади. "Это неправильно!» – пискнули во мне остатки ханжества и замолкли, раздавленные желанием.</text:p>
      <text:p text:style-name="P54">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4">Через некоторое время Тия осторожно высвободилась из-под меня и встала с постели. </text:p>
      <text:p text:style-name="P54">– Лежи, я сейчас. – муркнула она, поцеловав меня в ухо.</text:p>
      <text:p text:style-name="P5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4">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1">–</text:span> А водку у вас принято пить?</text:p>
      <text:p text:style-name="P4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4"><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4">–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4">–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4">Тия покачала головой и прошла с бокалами в ванную, кивком пригласив меня следовать за ней.</text:p>
      <text:p text:style-name="P5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4"><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4">Наконец, я со вздохом отпрянул.</text:p>
      <text:p text:style-name="P54"><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4"><text:span text:style-name="T11">– Это ты называешь “дружбой”? – с </text:span>улыбкой хмыкнул<text:span text:style-name="T11"> я. – </text:span>Мне нравится твоё чувство юмора.</text:p>
      <text:p text:style-name="P54">Аликорница нахмурилась.</text:p>
      <text:p text:style-name="P54"><text:span text:style-name="T11">– </text:span>Тебе не нравится моя дружба? Ты не принимаешь её? Ты чем-то недоволен?</text:p>
      <text:p text:style-name="P54">Я расхохотался, чуть не поперхнувшись водой, плескавшейся у подбородка.</text:p>
      <text:p text:style-name="P54"><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4">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text:soft-page-break/>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недели,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4">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4"/>
      <text:h text:style-name="Heading_20_2" text:outline-level="2">9. <text:span text:style-name="T1">Прощание</text:span></text:h>
      <text:p text:style-name="P54"/>
      <text:p text:style-name="P46">– <text:span text:style-name="T1">Норф!.. Эй, Норф! Ты где?..</text:span></text:p>
      <text:p text:style-name="P54">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4">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6">***</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7">– </text:span><text:span text:style-name="T43">Говорят, в </text:span><text:span text:style-name="T27">Додж </text:span><text:span text:style-name="T28">Джанкшн</text:span><text:span text:style-name="T43">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7">– </text:span><text:span text:style-name="T50">А из Пинто Крика уже месяц нет новостей...</text:span></text:p>
      <text:p text:style-name="P5"><text:span text:style-name="T47">–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4">…</text:p>
      <text:p text:style-name="P14"><text:span text:style-name="T50">– </text:span>“<text:span text:style-name="T1">Что я могу сделать, чтобы вернуть всё назад?</text:span>”</text:p>
      <text:p text:style-name="P14"><text:span text:style-name="T50">– </text:span><text:span text:style-name="T43">Так и сказала?</text:span></text:p>
      <text:p text:style-name="P1"><text:span text:style-name="T47">– </text:span><text:span text:style-name="T43">Да, </text:span><text:span text:style-name="T44">Фэнси</text:span><text:span text:style-name="T4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50">– </text:span><text:span text:style-name="T43">Что бы это значило, Флер?</text:span></text:p>
      <text:p text:style-name="P14"><text:span text:style-name="T50">– </text:span><text:span text:style-name="T43">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4">…</text:p>
      <text:p text:style-name="P7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7">– Куда проваливаться?</text:p>
      <text:p text:style-name="P77">– Они не знают. В тех провалах не видно дна...</text:p>
      <text:p text:style-name="P77">…</text:p>
      <text:p text:style-name="P7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7">– Леди и джентлькольты! Приём окончен! Её Высочество Принцесса Селестия будет рада видеть <text:s/>вас в следующую среду!</text:p>
      <text:p text:style-name="P7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5"><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11">–</text:span> Пятьдесят шесть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4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25">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6"><text:soft-page-break/>–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4">Она повернулась и вышла из зала, почти подметая хвостом пол.</text:p>
      <text:p text:style-name="P46"/>
      <text:p text:style-name="P1"><text:span text:style-name="T48">&lt;</text:span><text:span text:style-name="T60">Mark Knopfler - </text:span><text:span text:style-name="T59">Hill Farmer's Blues</text:span><text:span text:style-name="T48">&gt;</text:span></text:p>
      <text:p text:style-name="P50">***</text:p>
      <text:p text:style-name="P46"/>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oft-page-break/>–<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4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2"><text:span text:style-name="T1">– Конечно, мам! «День горящего очага» </text:span>— <text:span text:style-name="T1">верно?</text:span></text:p>
      <text:p text:style-name="P60">–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Луна.</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горгулия?</text:p>
      <text:p text:style-name="P60"><text:soft-page-break/>– <text:s/>Тебя я забрать ему не дам. А в дядю не тыкай копытом, это невежливо! Спи уже, мой маленький!</text:p>
      <text:p text:style-name="P60">– Поцелуй меня на ночь, мам!</text:p>
      <text:p text:style-name="P60">– Конечно, мой хороший...</text:p>
      <text:p text:style-name="P60"/>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4">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 А вот...</text:p>
      <text:p text:style-name="P1"><text:span text:style-name="T47">–</text:span><text:span text:style-name="T43">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text:soft-page-break/>–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7">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text:soft-page-break/>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 </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ом джеме.</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text:soft-page-break/>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text:soft-page-break/>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4">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4">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3">под твоим руководством</text:span><text:span text:style-name="T47">.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text:soft-page-break/>–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4">–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4">– Хм. Странно. А я помню, как ты, вертясь перед зеркалом, говорила: ну почему я не…</text:p>
      <text:p text:style-name="P54">–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4"/>
      <text:p text:style-name="P49">***</text:p>
      <text:p text:style-name="P46"/>
      <text:p text:style-name="P112"><text:tab/>Свеча отбрасывала мягкие тени на книжные полки. Спайк положил обглоданную кочерыжку на горку и принялся облизывать пальцы.</text:p>
      <text:p text:style-name="P54">– Так. – <text:s/>я ткнул в позицию в длинном списке оснащения. – Зачем тебе преобразователь пси-поля?</text:p>
      <text:p text:style-name="P54">–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4">–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4">– Спайк! Ковыряться когтем в зубах некрасиво! Тем более, при посторонних!</text:p>
      <text:p text:style-name="P54"><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4">– СПАЙК!!! Откуда ты взял этот листок?!! – Твайлайт покраснела, как варёный рак и выхватила бумажку у меня из рук.</text:p>
      <text:p text:style-name="P54">– У тебя в черновиках, естественно. Ты сама сказала экономить бумагу. – пожал плечами дракончик.</text:p>
      <text:p text:style-name="P54">Я осторожно взял листок назад, перевернув его обратно.</text:p>
      <text:p text:style-name="P54">– Электростимулятор гипоталамуса. Драконий. В комплекте с усиленной больничной койкой и набором фиксаторов.</text:p>
      <text:p text:style-name="P54">– Это ещё чего??? – удивился Спайк. – я что-то не помню, чтоб ты такое хотела!</text:p>
      <text:p text:style-name="P54">–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4"><text:span text:style-name="T11">– Вот ещё! </text:span>– возмутился дракончик. – Никогда на такое не соглашусь!</text:p>
      <text:p text:style-name="P54">– Но ты сам подумай, как было бы здорово обладать крыльями! – мечтательно возразила Твайлайт.</text:p>
      <text:p text:style-name="P54">–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4"><text:soft-page-break/>– Угу. Только шар ты же и прожёг, соревнуясь с Рэйнбоу Дэш по силе отрыжки.</text:p>
      <text:p text:style-name="P54">–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4">–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lt;</text:span><text:span text:style-name="T36">Луна является изо сна и запрещает Твайлайт дальнейшие исследования – потом Макс встречается с ней во сне</text:span><text:span text:style-name="T11">&gt;</text:span></text:p>
      <text:p text:style-name="P54">– А почему тебя отстранили?</text:p>
      <text:p text:style-name="P54">– Из-за первых результатов. – единорожка насупилась ещё больше. – Они были ужасными.</text:p>
      <text:p text:style-name="P54"/>
      <text:p text:style-name="P56">***</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60"/>
      <text:p text:style-name="P60">– Ага, он был закладкой в четвёртом номере «PlayMare», в разделе «Тридцать две позы, которые удивят вашего френдкольта».</text:p>
      <text:p text:style-name="P60">– Спайк! Немедленно ложись спать!</text:p>
      <text:p text:style-name="P60">– Уже иду. Кукурузу доем только и иду.</text:p>
      <text:p text:style-name="P60">– Кстати, а почему Индре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на землю и предлагаете колени, чтобы единорог мог положить на них свою голову и отдохнуть.</text:p>
      <text:p text:style-name="P60">– Хм. Ясно. Продолжай, Твайлайт.</text:p>
      <text:p text:style-name="P54"><text:soft-page-break/></text:p>
      <text:p text:style-name="P54">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4">–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4">–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4">–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4">– Так давай сюда весь Понивилль притащим! Это ж будет на 20% круче! Представляю себе видок Биг Мака в теле мисс Черили, гы-гы!</text:p>
      <text:p text:style-name="P54">–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4">–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4">–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4">–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4">– Скажи уж прямо, поближе к королевскому дворцу, Рэр! Все в курсе твоих интересов, сахарок!</text:p>
      <text:p text:style-name="P54">– Эпплджек, я попрошу! Я же никому не говорю, ЧТО ты делаешь с огурцами!</text:p>
      <text:p text:style-name="P54">– !!!</text:p>
      <text:p text:style-name="P54">–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4">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text:soft-page-break/>– В сейфе, я в курсе.</text:p>
      <text:p text:style-name="P60"/>
      <text:p text:style-name="P62">***</text:p>
      <text:p text:style-name="P82">&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text:soft-page-break/>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3">***</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Хренасе... Человеки рулят...» <text:span text:style-name="T15">—</text:span><text:span text:style-name="T16"> </text:span><text:span text:style-name="T63">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4">&lt;<text:span text:style-name="T62">d.notive — Talking Flight</text:span>&gt;</text:p>
      <text:p text:style-name="P60">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43">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text:soft-page-break/>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31">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63"> </text:span><text:span text:style-name="T49">— чёрный экран. Он высасывает из </text:span>эгрегора Эквестрии (места, откуда берутся и куда уходят <text:span text:style-name="T1">всепони</text:span><text:span text:style-name="T6">, </text:span><text:span text:style-name="T4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60"/>
      <text:p text:style-name="P62">***</text:p>
      <text:p text:style-name="P60"/>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56">***</text:p>
      <text:p text:style-name="P54"/>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text:soft-page-break/>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4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57">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4">– Здравствуй, Макс.</text:p>
      <text:p text:style-name="P54">Я молча смотрел на неё, слегка пошатываясь. В голове воцарилась звенящая пустота.</text:p>
      <text:p text:style-name="P54">Селестия шагнула мне навстречу.</text:p>
      <text:p text:style-name="P54">– Пожалуйста, прошу тебя, не думай так. Мы — не плод твоего воображения, мы — живые, мы — существуем! Когда ты так думаешь, я чувствую, как мир тает.</text:p>
      <text:p text:style-name="P54">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4">– <text:s/>Думаю как?</text:p>
      <text:p text:style-name="P54">– Думаешь, что мы — плод твоего воображения, отравленного наркотиком. Это не так. Прошу тебя...</text:p>
      <text:p text:style-name="P54">– А если ты — действительно мой бред? – съязвил я. – Вот сейчас протрезвею, и ты исчезнешь.</text:p>
      <text:p text:style-name="P54">Порыв ветра скрыл аликорницу в вихре снежинок. Её очертания расплылись.</text:p>
      <text:p text:style-name="P54">– Эй, постой, ты куда? Я пошутил! Погоди, не исчезай! Стой! Не оставляй меня здесь!!! Я пошутил!!!</text:p>
      <text:p text:style-name="P54"><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4">– Ты напугала меня! – пожаловался я ей. – Не исчезай больше!</text:p>
      <text:p text:style-name="P54">Аликорница прижала меня к себе крыльями и устало усмехнулась.</text:p>
      <text:p text:style-name="P54">–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4">– Знаешь, я всё думал над твоими словами тогда, ну, ты помнишь... В бассейне. Они всё ещё в силе? Я могу быть твоим другом?</text:p>
      <text:p text:style-name="P54">Аликорница тихо засмеялась, защекотав мне ухо.</text:p>
      <text:p text:style-name="P54">–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4">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4">– Времени осталось немного. Мне надо, чтобы ты запомнил одну вещь.</text:p>
      <text:p text:style-name="P54">– А?</text:p>
      <text:p text:style-name="P54">–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4">– Я доведу! Обещаю! Но что может случиться с тобой, Тия?</text:p>
      <text:p text:style-name="P5">Стук стал громче.</text:p>
      <text:p text:style-name="P54">–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4">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4">–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4">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4">– Что за ерунда? – Я схватился за голову, пытаясь не дать ей взорваться. Потом взглянул вниз и схватился за другое. – Что за херня??!</text:p>
      <text:p text:style-name="P54">Я вскочил и в спешке начал одеваться.</text:p>
      <text:p text:style-name="P54"><text:soft-page-break/>БАЦ-БАЦ-БАЦ!!!</text:p>
      <text:p text:style-name="P54">– Уже бегу!</text:p>
      <text:p text:style-name="P54">Одевая штаны, я попрыгал к двери на одной ноге. На пороге стояла серая пегаска с косящим взглядом.</text:p>
      <text:p text:style-name="P54">– Привет, Макс. Тебе корреспонденция. – пегаска порылась в сумке и выудила зубами пухлый пакет.</text:p>
      <text:p text:style-name="P54">– «Особенности поведения, питания и размножения приматов». – прочитал я на стикере.</text:p>
      <text:p text:style-name="P54">–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text:span><text:span text:style-name="T7">вы</text:span><text:span text:style-name="T1">плюнул в окно. В ответ мне </text:span><text:span text:style-name="T7">с попутным ветерком прилетела из сада бумажка и прилипла к </text:span><text:span text:style-name="T1">фейсу. Я снял её с лица, </text:span><text:span text:style-name="T7">скомкал</text:span><text:span text:style-name="T1"> и машинально положил в карман.</text:span></text:p>
      <text:p text:style-name="P5">Дом, который я арендовал под жил<text:span text:style-name="T100">ь</text:span>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text:span text:style-name="T67">глубине сада в </text:span>приземистой кирпичной будке с массивными воротами. И вот из <text:span text:style-name="T67">этой-</text:span>то <text:span text:style-name="T67">будки</text:span> отчётливо раздавалась перебранка.</text:p>
      <text:p text:style-name="P5">…</text:p>
      <text:p text:style-name="P54">– Но нигде не сказано, какие частицы надо ускорять! Мне за эти самоцветы от сестры влетит!</text:p>
      <text:p text:style-name="P54">–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54">–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4">– Эээ! Я не собираюсь ни с чем сталкивать свои яблоки! И перегонять тоже! Давайте лучше их съедим.</text:p>
      <text:p text:style-name="P54">– Тише, поняши! Нас могут услышать! Зачем сейчас спорить о том, о чём мы уже спорили вчера и позавчера?</text:p>
      <text:p text:style-name="P54">– Тебе легко говорить, Ску! Ты никакой своей особенной частицы не притащила! Давай мы твой скутер к ускорителю пришпандорим?</text:p>
      <text:p text:style-name="P4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4">– Так причём тут ускоритель, Скуталу?! Говорю ж, это для заклинания Индрэ...</text:p>
      <text:p text:style-name="P54">…</text:p>
      <text:p text:style-name="P54">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4">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text:span text:style-name="T101">единорожка</text:span> даже попыталась обучить меня нескольким простейшим заклинаниям. Впрочем, безрезультатно <text:span text:style-name="T11">— то ли я был глух к магии, то ли она ко мне, но с </text:span><text:span text:style-name="T24">в</text:span><text:span text:style-name="T101">олшебством</text:span><text:span text:style-name="T11"> у меня не складывалось.</text:span></text:p>
      <text:p text:style-name="P54">Закрыв дверь, я отправился в город.</text:p>
      <text:p text:style-name="P54">…</text:p>
      <text:p text:style-name="P54">–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4">– Ну, если по аналогии с садовым шлангом, струя воды сметёт весь песок и может облить всех рядом присутствующих.</text:p>
      <text:p text:style-name="P54">–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4">– А ты неопытный маг? – парировал я.</text:p>
      <text:p text:style-name="P54">–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text:span text:style-name="T102">рубин</text:span> сгорел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43">–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7"> </text:span><text:span text:style-name="T43">Мощнее ускорителя только магия драконов, аликорнов и Элементов Гармонии. Если бы я была...</text:span><text:span text:style-name="T11"> </text:span>Аа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1">–</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1">– Ага. Т</text:span><text:span text:style-name="T1">олько надо дождаться нового ускорителя взамен сгоревшего. Да, и ещё... Вообще-то, </text:span><text:soft-page-break/><text:span text:style-name="T1">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43">.</text:span></text:p>
      <text:p text:style-name="P54">…</text:p>
      <text:p text:style-name="P54">Вырвавшись от всезнайки на свежий воздух, я направился в центр.</text:p>
      <text:p text:style-name="P54">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4"><text:span text:style-name="T11">– </text:span>Привет, Эй-Джей! У тебя проблемы?</text:p>
      <text:p text:style-name="P54"><text:span text:style-name="T11">– </text:span>Привет, сахарок. <text:span text:style-name="T11">– </text:span>озабоченно поприветствовала меня поняшка. <text:span text:style-name="T11">–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4">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4"><text:span text:style-name="T11">– </text:span>А ты, Большой Мак,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4">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4"><text:span text:style-name="T11">– </text:span>Думаю, я могу починить телегу. Только больших нагрузок эта ось уже не выдержит. Но до фермы худо-бедно доедете.</text:p>
      <text:p text:style-name="P54">Эпплджек с сомнением посмотрела на меня.</text:p>
      <text:p text:style-name="P54"><text:span text:style-name="T11">– </text:span>Хошь сказать, ты в Кантерлоте у Селестии под крылышком телеги чинил? Или Рэр сбрехала <text:span text:style-name="T103">про Селестию</text:span>?</text:p>
      <text:p text:style-name="P54">Я мысленно ругнулся на языкатую единорожку и молча достал пенал с инструментами.</text:p>
      <text:p text:style-name="P54">…</text:p>
      <text:p text:style-name="P54">Собрав инструмент, я потолкал тележку назад-вперёд.</text:p>
      <text:p text:style-name="P54"><text:span text:style-name="T11">– Г</text:span>отово. Принимай работу, хозяйка!</text:p>
      <text:p text:style-name="P54">Эпплджек стиснула меня в сокрушающих объятиях.</text:p>
      <text:p text:style-name="P54"><text:span text:style-name="T11">–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54">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4"><text:span text:style-name="T11">– </text:span>Этой... Бери... Сам делал... Ток не говори никому, лады?</text:p>
      <text:p text:style-name="P54">Я сунул флягу за пазуху. Биг Мак молниеносно накрыл дерюгой подсумок и через мгновение за телегу заглянула Эпплджек.</text:p>
      <text:p text:style-name="P54"><text:span text:style-name="T11">– </text:span>Чегой-то вы тут скрытничаете, а?</text:p>
      <text:p text:style-name="P54">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54"><text:span text:style-name="T11">– </text:span>Бери, сахарок. Для тебя <text:span text:style-name="T11">— </text:span>самые <text:span text:style-name="T11">о</text:span>тборные. И помни: в Яблочной Аллее тебе всегда будут рады!</text:p>
      <text:p text:style-name="P54">Телега с яблоками укатилась по направлению к рынку. Я проводил её глазами, чувствуя, <text:span text:style-name="T104">голод</text:span> и удовлетворение от сделанной работы <text:span text:style-name="T16">— </text:span><text:span text:style-name="T63">именно в такой последовательности.</text:span></text:p>
      <text:p text:style-name="P54"><text:soft-page-break/>Яблоки Эпплджек лишь раздразнили <text:span text:style-name="T105">аппетит</text:span>,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3">объявляла вывеска.</text:span></text:p>
      <text:p text:style-name="P54">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text:span text:style-name="T106">надувного </text:span>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4"><text:span text:style-name="T11">– </text:span>Свободно? <text:span text:style-name="T11">– </text:span>спросил я у единственной пони, сидящей за столиком.</text:p>
      <text:p text:style-name="P54"><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4"><text:span text:style-name="T11">– <text:s/></text:span>Пирог с грибами, яишницу и чизкейк<text:span text:style-name="T11"> – </text:span>сообщил я подошедшей официантке.</text:p>
      <text:p text:style-name="P54"><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text:span text:style-name="T107">к тому же</text:span>.</text:p>
      <text:p text:style-name="P54"><text:span text:style-name="T11">– </text:span>И салат «по-Кантерлотски».</text:p>
      <text:p text:style-name="P57">Пока я ел, пони мрачно смотрела на меня, положив голову на стол. Мне стало неловко от её тяжёлого взгляда и я попытался завести разговор.</text:p>
      <text:p text:style-name="P57"><text:span text:style-name="T11">– </text:span>Вы, наверное, ждёте кого-то?</text:p>
      <text:p text:style-name="P57"><text:span text:style-name="T11">– </text:span>Неа.</text:p>
      <text:p text:style-name="P57"><text:span text:style-name="T11">– </text:span>Просто обедаете?</text:p>
      <text:p text:style-name="P57"><text:span text:style-name="T11">– </text:span>Неа.</text:p>
      <text:p text:style-name="P57"><text:span text:style-name="T11">– </text:span>Просто сидите и мрачно смотрите на меня?</text:p>
      <text:p text:style-name="P57"><text:span text:style-name="T11">– </text:span>Неа.</text:p>
      <text:p text:style-name="P57">Хм, а эта пони не из разговорчивых. Ну ладно.</text:p>
      <text:p text:style-name="P57"><text:span text:style-name="T11">– </text:span>А что же вы делаете?</text:p>
      <text:p text:style-name="P57"><text:span text:style-name="T11">– </text:span>Веселюсь. <text:span text:style-name="T11">– </text:span>мрачно заявила пони.</text:p>
      <text:p text:style-name="P57"><text:span text:style-name="T11">– </text:span>Если я вас достал, то так и скажите. Извините.</text:p>
      <text:p text:style-name="P57">Я продолжил есть молча.</text:p>
      <text:p text:style-name="P57">Неожиданно пони улыбнулась и подмигнула мне. Её сморщенная мордочка разгладилась и стала весьма милой.</text:p>
      <text:p text:style-name="P57"><text:span text:style-name="T11">– </text:span>Привет, Макс!</text:p>
      <text:p text:style-name="P57">Вот Дискорд! То есть, чёрт! Обитатели этого городка в который раз поражали меня своей проницательностью. У меня на лбу, что ли, написано?!</text:p>
      <text:p text:style-name="P57"><text:span text:style-name="T11">– </text:span>Мы с вами раньше встречались?</text:p>
      <text:p text:style-name="P57"><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3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7"><text:soft-page-break/><text:span text:style-name="T11">– </text:span>Оставь, Салвер.<text:span text:style-name="T11"> </text:span>Ему за счёт заведения.</text:p>
      <text:p text:style-name="P54"><text:span text:style-name="T11">– </text:span>Ясно, мисс Пинки. <text:span text:style-name="T11">– </text:span>официантка кивнула и ушла.</text:p>
      <text:p text:style-name="P54"><text:span text:style-name="T11">– Ч</text:span>его-о-о?<text:span text:style-name="T11"> </text:span>Так это твой бар?</text:p>
      <text:p text:style-name="P54"><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text:span text:style-name="T108">готовить</text:span>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4">Говоря это, кобылка оттянула передними копытами нижние веки, став похожей на маньяка.</text:p>
      <text:p text:style-name="P54"><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4"><text:span text:style-name="T11">– </text:span>Агась! <text:span text:style-name="T11">– </text:span>кивнула пони, придвигая ко мне бутылку. <text:span text:style-name="T11">– </text:span>Хотя <text:span text:style-name="T68">т</text:span>ы и так уже знаком <text:span text:style-name="T68">со мной</text:span>, глупенький человек, я не прочь познакомиться ещё раз!</text:p>
      <text:p text:style-name="P54">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4"><text:span text:style-name="T11">– </text:span>У меня есть идея получше. <text:span text:style-name="T11">– </text:span>на свет показалась фляга Большого Макинтоша.</text:p>
      <text:p text:style-name="P54"><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4"><text:span text:style-name="T11">– </text:span>Починил телегу. Только молчок про самогон, раз уж ты в курсе. <text:span text:style-name="T11">– </text:span>я разлил сидр по чашкам.</text:p>
      <text:p text:style-name="P54"><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text:span text:style-name="T109">зашипела Пинки. Она незамедлительно</text:span> прочертила копытом крест у себя на груди, проговорила какую-то непонятную скороговорку и в конце ткнула себе копытом в глаз.</text:p>
      <text:p text:style-name="P54"><text:s/>Сидр Биг Мака на вкус был безобидным, чуть забродившим яблочным соком. Я выпил полную чашку и заявил Пинки:</text:p>
      <text:p text:style-name="P54"><text:span text:style-name="T11">– </text:span>Эт-то ты наззваешь ссуфер-ддуфер-ссильн...?</text:p>
      <text:p text:style-name="P54">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4"><text:span text:style-name="T11">– У </text:span>тебя такая смешная мордочка! <text:span text:style-name="T11">– </text:span>захихикал<text:span text:style-name="T110">и</text:span> Пинки, покачиваясь. <text:span text:style-name="T11">– </text:span>Как будто ты <text:span text:style-name="T63">подкову </text:span>в пироге обнаружил. Или Селестию в ванной.</text:p>
      <text:p text:style-name="P54"><text:span text:style-name="T110">Это</text:span> сравнение пробудило во мне полузабытое воспоминание.</text:p>
      <text:p text:style-name="P54"><text:span text:style-name="T11">– </text:span>Эммм... Скажи-ка мне, мой друг П-п-пинки... Легенда про фаэри <text:span text:style-name="T16">— </text:span><text:span text:style-name="T63">эт правда?</text:span></text:p>
      <text:p text:style-name="P54"><text:span text:style-name="T16">– </text:span><text:span text:style-name="T63">Какая из? Их много, вообще-то. Ик!</text:span></text:p>
      <text:p text:style-name="P54"><text:span text:style-name="T16">– </text:span><text:span text:style-name="T63">Про принцесс. Про то, что они фаэри, спусти</text:span><text:span text:style-name="T65">вшиеся</text:span><text:span text:style-name="T63"> с неба во плоти, чтоб помогать пони управлять Эквестрией?</text:span></text:p>
      <text:p text:style-name="P54"><text:span text:style-name="T16">– </text:span><text:span text:style-name="T63">Макс, </text:span><text:span text:style-name="T16">– </text:span><text:span text:style-name="T63">захихикала Пинки, взъерошив копытами розовые кудряшки и попытавшись соорудить из них бороду, </text:span><text:span text:style-name="T16">–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text:span><text:span text:style-name="T64">Ик!</text:span><text:span text:style-name="T63">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54"><text:span text:style-name="T16">–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54"><text:span text:style-name="T16">– </text:span><text:span text:style-name="T63">Ты что-о-о! Нельзя любить фаэри! Она похитит твоё сердце, и ты будешь искать её, пока не... </text:span><text:span text:style-name="T16">– </text:span><text:soft-page-break/><text:span text:style-name="T63">Пинки погрузилась в так и не съеденный салат «по-Кантерлотски» и захрапела.</text:span></text:p>
      <text:p text:style-name="P54"><text:span text:style-name="T16">– </text:span><text:span text:style-name="T63">Пока не умру?</text:span></text:p>
      <text:p text:style-name="P54"><text:span text:style-name="T16">– </text:span><text:span text:style-name="T63">Нет, глупенький, </text:span><text:span text:style-name="T16">– </text:span><text:span text:style-name="T63">пробулькала Пинки из миски. </text:span><text:span text:style-name="T16">– </text:span><text:span text:style-name="T63">Пока не найдёшь.</text:span></text:p>
      <text:p text:style-name="P5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text:span text:style-name="T69">салфетку</text:span>, прилетевшую ко мне утром из сада, достал её и вытер Пинки мордочку. Присев рядом, я скомкал <text:span text:style-name="T69">бумажку снова</text:span> и кинул е<text:span text:style-name="T69">ё</text:span> в мусорное ведро. Бумажный шарик ударился о бортик и отскочил к моей ноге. Я заметил на салфетке часть рисунка.</text:p>
      <text:p text:style-name="P5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text:span text:style-name="T69">И</text:span>ЕРВЕРКОВ». Голова пони обозначалась стрелочкой, как «СКУТАЛУ И ДР. АСОБ. ЧАСТИЦЫ». В низу листочка была приписка: «<text:span text:style-name="T69">з</text:span>апуск ускарителя <text:span text:style-name="T69">ровна</text:span> в 6 вечера».</text:p>
      <text:p text:style-name="P58">Холодок незаметно прокрался мне в душу и прояснил мозги. Я кинул взгляд на часы на стене. Было без десяти шесть.</text:p>
      <text:p text:style-name="P58">Бля!</text:p>
      <text:p text:style-name="P5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8">БАМММ!!!</text:p>
      <text:p text:style-name="P5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8"><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8"><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8"><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8"><text:span text:style-name="T11">– </text:span>У нас?</text:p>
      <text:p text:style-name="P58">Пинки молча поддела меня носом и буквально закинула на спину.</text:p>
      <text:p text:style-name="P58">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8">Но недостаточное.</text:p>
      <text:p text:style-name="P5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8"><text:span text:style-name="T11">– </text:span>Стооой! <text:span text:style-name="T11">– </text:span>заорал я. <text:span text:style-name="T11">– </text:span>Выпрыгивай из бочки!!!</text:p>
      <text:p text:style-name="P58"><text:soft-page-break/>Кобылка улыбнулась и постукала копытцем по шлему, показывая, что не слышит меня.</text:p>
      <text:p text:style-name="P58"><text:span text:style-name="T11">– </text:span>Выпрыгивааа... <text:span text:style-name="T11">– </text:span>мой крик утонул в рёве рвущихся фейерверков.</text:p>
      <text:p text:style-name="P58">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8">Радужная молния пересекла курс падающего аппарата и выхватила пилота из бочки. Вместе они скрылись за горизонтом под восторжённый писк <text:span text:style-name="T111">оранжевой </text:span>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8"><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8">Поняшка ткнула в бок белоснежную пони-единорога. Та раскрыла глаза и осмотрелась.</text:p>
      <text:p text:style-name="P58"><text:span text:style-name="T11">– </text:span>Смотри, вот те и ответ на вопрос, куда деваются пони!</text:p>
      <text:p text:style-name="P58"><text:span text:style-name="T11">– </text:span>Где? <text:span text:style-name="T11">– </text:span>единорожка начала оглядываться.</text:p>
      <text:p text:style-name="P58"><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8"><text:span text:style-name="T11">– </text:span>И что? Я всё равно не пойму, куда они деваются?</text:p>
      <text:p text:style-name="P58"><text:span text:style-name="T11">– М</text:span>ожет, он их ест? Вот и Скуталу куда-то пропала...</text:p>
      <text:p text:style-name="P58">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58"/>
      <text:p text:style-name="P59">***<text:line-break/></text:p>
      <text:p text:style-name="P5">Со скрипом восстановив в памяти предыдущий день, я начал подниматься с крыльца. Взгляд упал на <text:span text:style-name="T88">конверт</text:span>, машинально свёрнут<text:span text:style-name="T88">ый</text:span> трубочкой в кулаке.</text:p>
      <text:p text:style-name="P7"/>
      <text:p text:style-name="P7">Кому: Человеку Максу, Понивилль.</text:p>
      <text:p text:style-name="P7">От кого: Принцессы Селестии, Кантерлот, дворец.</text:p>
      <text:p text:style-name="P54"/>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text:span text:style-name="T81">Индрэ</text:span>. <text:span text:style-name="T97">Я не рассматривала его всерьёз, помня его создателя </text:span><text:span text:style-name="T23">— </text:span><text:span text:style-name="T96">забавного не вполне нормального единорога, считающего себя то человеком, то аликорном.</text:span><text:span text:style-name="T19"> </text:span><text:span text:style-name="T96">Но и</text:span>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11">— </text:span><text:soft-page-break/>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text:span text:style-name="T66">у</text:span> цепочку пони, уходящую в <text:span text:style-name="T66">чёрный</text:span> экран. Разгадка экрана <text:span text:style-name="T11">— </text:span>ключ к разгадке тайны исчезновения пони.</text:p>
      <text:p text:style-name="P63"><text:span text:style-name="T17">C</text:span>он, <text:span text:style-name="T66">увиденный Эпплджек, поверг меня в шок. </text:span>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text:span text:style-name="T66">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text:span>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text:span text:style-name="T78">у нас </text:span>не случится!</text:p>
      <text:p text:style-name="P100"><text:span text:style-name="T66">Этот сон </text:span>не так легко читается, <text:span text:style-name="T66">как сон Рэрити</text:span>, но всё же в нём просматриваются <text:span text:style-name="T70">очертания другой проблемы</text:span>. <text:span text:style-name="T70">В конце видения можно видеть множество параллельных Эквестрий. Не знаю, что это означает, но заклинание явно хотело обратить на это внимание.</text:span></text:p>
      <text:p text:style-name="P64"><text:span text:style-name="T71">Флаттершай, скорее всего, видела уже знакомый жеребятам пегасов кошмар с радужной фабрикой. Могу предположить, что подобные видения из </text:span><text:span text:style-name="T75">соседних</text:span><text:span text:style-name="T71"> реальностей наблюдали и Пинки Пай с Рэйнбоу Дэш. </text:span><text:span text:style-name="T72">Проблема здесь ясна и уже описана моей сестрой: </text:span><text:span text:style-name="T73">наша </text:span><text:span text:style-name="T72">реальность истончается и сквозь дыры к нам начинают просачиваться другие миры. </text:span><text:span text:style-name="T74">Причину истончения нам предстоит определить.</text:span></text:p>
      <text:p text:style-name="P65"><text:span text:style-name="T76">Думаю </text:span>обра<text:span text:style-name="T76">титься</text:span> <text:span text:style-name="T76">за помощью </text:span>к Луне. Она н<text:span text:style-name="T76">а</text:span>много лучше меня ориентируется в этой теме. <text:span text:style-name="T77">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span></text:p>
      <text:p text:style-name="P66">Со своей стороны, к сожалению, не могу тебя обрадовать. <text:span text:style-name="T79">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span></text:p>
      <text:p text:style-name="P67"><text:span text:style-name="T7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text:span text:style-name="T18">— </text:span><text:span text:style-name="T84">прорехи в ткани действительности появились и в реальном мире.</text:span></text:p>
      <text:p text:style-name="P72">Я сейчас писала сухим стилем моего советника <text:span text:style-name="T82">по экономике</text:span>, чтобы только сдержать себя в копытах. <text:span text:style-name="T90">Ситуация просто ужасная.</text:span>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text:span text:style-name="T83">Псинтел </text:span><text:span text:style-name="T11">— </text:span><text:span text:style-name="T85">мэйнхэттенская к</text:span>омпания алмазных псов, производящая рубиновые резонаторы для ускорителей <text:span text:style-name="T18">—</text:span> перестала существовать вместе с их подземным городом. <text:span text:style-name="T83">Провал под Мэйнхэттеном самый большой из обнаруженных. В Эквестрии больше нет производства магических ускорителей.</text:span></text:p>
      <text:p text:style-name="P73">Возможно, в <text:span text:style-name="T80">Фетлоке, в демонстрационном</text:span> <text:span text:style-name="T80">павильоне Псинтела, </text:span>остались <text:span text:style-name="T86">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span></text:p>
      <text:p text:style-name="P70"><text:span text:style-name="T89">Макс, мне крайне неудобно подгонять тебя.</text:span><text:span text:style-name="T20"> </text:span><text:span text:style-name="T89">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text:span text:style-name="T20">— </text:span><text:span text:style-name="T87">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span></text:p>
      <text:p text:style-name="P140"><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4">Когда мы с сестрой и Дискордом творили заклинание <text:span text:style-name="T93">Последнего Шанса</text:span>, <text:span text:style-name="T92">я не задумывалась об этом, но в последниее время мне всё чаще приходит на ум послесловие заклинания:</text:span></text:p>
      <text:p text:style-name="P74">«<text:span text:style-name="T21">P.S. </text:span><text:span text:style-name="T22">Н</text:span><text:span text:style-name="T94">е гневите мироздание воровством! </text:span><text:span text:style-name="T40">Обмен рулит</text:span><text:span text:style-name="T94">!</text:span>»</text:p>
      <text:p text:style-name="P75"><text:span text:style-name="T95">Если говорить начистоту, м</text:span>ы вырвали тебя силой из твоего мира и перенесли в наш. <text:span text:style-name="T95">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text:span text:style-name="T20">— </text:span><text:span text:style-name="T95">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span></text:p>
      <text:p text:style-name="P76">До встречи, мой маленький человек! Крепко обнимаю <text:span text:style-name="T20">— </text:span>если ты уже не сердишься на меня <text:span text:style-name="T20">—</text:span> или просто кладу тебе голову на плечо в противном случае.</text:p>
      <text:p text:style-name="P68"/>
      <text:p text:style-name="P52">P.S. <text:span text:style-name="T1">Посылаю это письмо </text:span><text:span text:style-name="T9">пегасьей</text:span><text:span text:style-name="T1"> почтой. </text:span><text:span text:style-name="T9">Письмо через Спайка может случайно прочитать Твайлайт. Мне не хочется, </text:span><text:span text:style-name="T1">чтобы </text:span><text:span text:style-name="T9">она</text:span><text:span text:style-name="T1"> узнала реальное состояние дел в Эквестрии. </text:span><text:span text:style-name="T9">Э</text:span><text:span text:style-name="T1">то может отвлечь </text:span><text:span text:style-name="T9">её </text:span><text:span text:style-name="T1">от исследований.</text:span></text:p>
      <text:p text:style-name="P53"/>
      <text:p text:style-name="P53">P.S.P.S. <text:span text:style-name="T1">Я всё равно дождусь, когда ты перестанешь злиться!</text:span></text:p>
      <text:p text:style-name="P60"/>
      <text:h text:style-name="Heading_20_2" text:outline-level="2">13. Мэйнхэттен</text:h>
      <text:p text:style-name="P60"/>
      <text:p text:style-name="P142"><text:span text:style-name="T11">– </text:span><text:span text:style-name="T98">Попробуй ещё раз. Может, сбой соединения.</text:span></text:p>
      <text:p text:style-name="P143">Дракончик вторично испепелил конверт. И, как и в первый раз, конверт выскочил из магического облачка над его головой и упал ему на голову.</text:p>
      <text:p text:style-name="P144"><text:span text:style-name="T11">– </text:span><text:span text:style-name="T99">Не отсылается.</text:span></text:p>
      <text:p text:style-name="P5"/>
      <text:p text:style-name="P5">&lt;<text:span text:style-name="T31">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46"/>
      <text:p text:style-name="P46"/>
      <text:p text:style-name="P33"><text:span text:style-name="T14">&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4">&gt;</text:span></text:p>
      <text:p text:style-name="P146"><text:soft-page-break/>&lt;<text:span text:style-name="T1">Без магии поин становятся безмозглыми животными-пони</text:span>&gt;</text:p>
      <text:p text:style-name="P40"/>
      <text:p text:style-name="P46">&lt;<text:span text:style-name="T32">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32">- В законе не указана конкретный соправитель Диархии!</text:span>&gt;</text:p>
      <text:p text:style-name="P46"/>
      <text:p text:style-name="P48">&lt;<text:span text:style-name="T32">Заговорщики таки подняли восстание после исчезновения Селестии. Они обвинили Луну и Макса в узурпации власти</text:span>&gt;</text:p>
      <text:p text:style-name="P37">&lt;<text:span text:style-name="T1">Добавить рассуждения на этическую тему на грани катастрофы</text:span>&gt;</text:p>
      <text:p text:style-name="P39">&lt;<text:span text:style-name="T91">Добавить грозный выход Луны для противостояния повстанцам</text:span>&gt;</text:p>
      <text:p text:style-name="P69"/>
      <text:p text:style-name="P54"/>
      <text:p text:style-name="P54"/>
      <text:p text:style-name="P14"><text:span text:style-name="T50">&lt;</text:span><text:span text:style-name="T34">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50">&gt;</text:span></text:p>
      <text:p text:style-name="P14"/>
      <text:p text:style-name="P54">Но реальная пони здорово отличалась от сериальной (как и все остальные, надо сказать). </text:p>
      <text:p text:style-name="P54"/>
      <text:p text:style-name="P54"/>
      <text:p text:style-name="P2"><text:span text:style-name="T11">–</text:span> Заклинания Свирла Бородатого обычно срабатывают без ошибок.</text:p>
      <text:p text:style-name="P2"><text:span text:style-name="T11">–</text:span> Если их правильно вызывают, <text:span text:style-name="T11">–</text:span> пробурчал возвратившийся Спайк, укладываясь в корзинку.</text:p>
      <text:p text:style-name="P2"><text:span text:style-name="T11">–</text:span> Что он имел ввиду?</text:p>
      <text:p text:style-name="P2"><text:span text:style-name="T11">–</text:span> Нууу, - Твайлайт смутилась, <text:span text:style-name="T11">–</text:span> заклинание сработало со второй попытки. В первый раз, с <text:span text:style-name="T3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1">–</text:span> Единорожка опустила голову.</text:p>
      <text:p text:style-name="P2"/>
      <text:p text:style-name="P2"><text:span text:style-name="T11">&lt;</text:span><text:span text:style-name="T31">Селестия проснётся на Терре в облике кибермозга, т.к. в своём мире она на ступень выше пони (а </text:span><text:soft-page-break/><text:span text:style-name="T31">кибермозг на Терре на ступень выше людей)</text:span><text:span text:style-name="T11">&gt;</text:span></text:p>
      <text:p text:style-name="P2"><text:span text:style-name="T11">–</text:span> Да, печально получилось <text:span text:style-name="T11">&lt;</text:span><text:span text:style-name="T32">и всего-то</text:span><text:span text:style-name="T1">?</text:span><text:span text:style-name="T11">&gt;</text:span>. Но вернёмся к заклинанию. Во второй раз вы вызвали его правильно <text:span text:style-name="T11">—</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1">–</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1">–</text:span> Нет, она мне ничего не говорила. Но, видишь ли, ваше королевство и вы сами описаны в моём мире в детском сериале.</text:p>
      <text:p text:style-name="P2"><text:span text:style-name="T11">–</text:span> Мы? Описаны? <text:span text:style-name="T11">–</text:span> Твайлайт от удивления открыла рот. <text:span text:style-name="T11">–</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1">–</text:span> Вряд ли кто-то из людей побывал здесь до меня. До вас ведь никто не вызывал это заклинание Свирла?</text:p>
      <text:p text:style-name="P2"><text:span text:style-name="T11">–</text:span> Нет. Собрание столь сильных магов запомнилось бы.</text:p>
      <text:p text:style-name="P2"><text:span text:style-name="T11">–</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1">–</text:span> Вам нравятся рассказы про Эквестрию? <text:span text:style-name="T11">–</text:span> Твайлайт улыбнулась.</text:p>
      <text:p text:style-name="P2"><text:span text:style-name="T11">–</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1">–</text:span> Брони?</text:p>
      <text:p text:style-name="P2"><text:span text:style-name="T11">–</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1">–</text:span> Ого! У нас есть поклонники! Интересно было бы поговорить об этом с твоим другом.</text:p>
      <text:p text:style-name="P2"><text:span text:style-name="T11">–</text:span> Его нет. Он погиб полгода назад.</text:p>
      <text:p text:style-name="P2"><text:span text:style-name="T11">–</text:span> О, мои соболезнования! <text:span text:style-name="T11">–</text:span> Твайлайт подошла ко мне и положила переднюю ногу мне на плечо (когда я сидел, она вполне могла достать до него). <text:span text:style-name="T11">–</text:span> Друзей терять очень тяжко.</text:p>
      <text:p text:style-name="P2"><text:span text:style-name="T11">–</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1">–</text:span> Подумать только! <text:span text:style-name="T11">–</text:span> бормотала она про себя, <text:span text:style-name="T1">—</text:span> мы и наша страна описана в жеребячьих книжках в другом мире!</text:p>
      <text:p text:style-name="P54"/>
      <text:p text:style-name="P54"/>
      <text:p text:style-name="P2">Я помолчал, собираясь с мыслями. Мысли собирались туго, но самое тупое решение мне пришло в голову ещё в Кантерлоте.</text:p>
      <text:p text:style-name="P2"><text:span text:style-name="T11">–</text:span> Я помню, ваша магия Элементов Гармонии обладает большой силой.</text:p>
      <text:p text:style-name="P2"><text:span text:style-name="T11">–</text:span> Да. <text:span text:style-name="T11">–</text:span> <text:span text:style-name="T1">к</text:span>ивнула Твайлайт. <text:span text:style-name="T11">–</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oft-page-break/><text:span text:style-name="T11">–</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1">–</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1">–</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1">–</text:span> Для восстановления гармонии, говришь, <text:span text:style-name="T11">–</text:span> я почесал затылок.</text:p>
      <text:p text:style-name="P2"><text:span text:style-name="T11">–</text:span> Ну да, это так. Большие возмущения гармонии можно исправить только с помощью… Ой!..</text:p>
      <text:p text:style-name="P2"><text:span text:style-name="T11">–</text:span> Угу, вот именно. Сейчас имеем “большое возмущение гармонии”.</text:p>
      <text:p text:style-name="P2">Твайлайт прижала копыта к вискам.</text:p>
      <text:p text:style-name="P15"/>
      <text:p text:style-name="P2"><text:span text:style-name="T11">–</text:span> Ты не понимаешь… Я сейчас расскажу.</text:p>
      <text:p text:style-name="P2"/>
      <text:p text:style-name="P2"/>
      <text:p text:style-name="P2"/>
      <text:p text:style-name="P2"><text:span text:style-name="T11">–</text:span> Найтмэр Мун и Дискорд не разорвались и не сгорели.</text:p>
      <text:p text:style-name="P2"><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15">&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0">***</text:p>
      <text:p text:style-name="P6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8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oft-page-break/><text:span text:style-name="T11">&lt;</text:span><text:span text:style-name="T32">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1">&gt;</text:span></text:p>
      <text:p text:style-name="P1"><text:span text:style-name="T11">&lt;</text:span><text:span text:style-name="T38">В разговоре в Кантерлоте с Луной после исчезновения Селестии Макс узнаёт, что она (Селестия) холодна к сексу.</text:span><text:span text:style-name="T11">&gt;</text:span></text:p>
      <text:p text:style-name="P1"/>
      <text:p text:style-name="P1">&lt;<text:span text:style-name="T37">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54"/>
      <text:h text:style-name="P15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11">&lt;</text:span><text:span text:style-name="T31">Влад рассказывает Максу о своём сне </text:span><text:span text:style-name="T36">—</text:span><text:span text:style-name="T31"> как он был поняхой, а потом проснулся в мире Терры</text:span><text:span text:style-name="T11">&gt;</text:span></text:p>
      <text:p text:style-name="P15"/>
      <text:p text:style-name="P2"><text:span text:style-name="T11">– </text:span>... я слишком приблизилась к экрану и меня стало тянуть к нему. Пони, ждущий своей очереди, еле увернулся от меня <text:span text:style-name="T11">—</text:span> так быстро я неслась к экрану, <text:span text:style-name="T11">–</text:span> возбуждённо говорила Рэрити, <text:span text:style-name="T11">–</text:span> но тут… <text:span text:style-name="T11">–</text:span> она запнулась.</text:p>
      <text:p text:style-name="P2"><text:span text:style-name="T11">–</text:span> Да? Что “тут”? <text:span text:style-name="T11">–</text:span> Твайлайт была вся внимание.</text:p>
      <text:p text:style-name="P2"><text:span text:style-name="T11">–</text:span> Тут я проснулась.</text:p>
      <text:p text:style-name="P2"><text:soft-page-break/><text:span text:style-name="T11">–</text:span> О, понятно. Я была вынуждена прервать ваше сновидение, так как Макс очень плохо выглядел. <text:span text:style-name="T11">–</text:span> <text:span text:style-name="T1">о</text:span>бъяснила Твайлайт. <text:span text:style-name="T11">–</text:span> В твоих манекенах в бутике больше жизни, чем тогда было в нём <text:span text:style-name="T11">–</text:span> она указала копытом на меня. <text:span text:style-name="T11">–</text:span> Но даже то, что ты успела увидеть, очень интересно. Сфера из светящихся пони <text:span text:style-name="T11">–</text:span> это, конечно же, Эгрегор Эквестрии. Место, откуда берутся и куда уходят все пони</text:p>
      <text:p text:style-name="P2">(<text:span text:style-name="T11">&lt;</text:span><text:span text:style-name="T31">согласовать с тем, что говорил Анакорн о Р/Д</text:span><text:span text:style-name="T11">&gt;</text:span>). </text:p>
      <text:p text:style-name="P2">Об этом Эгрегоре пишется в книге <text:span text:style-name="T11">&lt;</text:span><text:span text:style-name="T31">Изменчивой Магии</text:span><text:span text:style-name="T11">&gt;</text:span>. То, что Рэрити удалось его увидеть <text:span text:style-name="T11">—</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11">–</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11">–</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11">&lt;</text:span><text:span text:style-name="T31">обоснование сна для Р/Д. РД видит несколько вариантов историй с Mane6 </text:span><text:span text:style-name="T36">—</text:span><text:span text:style-name="T31"> и с собой + Леро </text:span><text:span text:style-name="T36">—</text:span><text:span text:style-name="T31"> намёк на несовместимые фанфики</text:span></text:p>
      <text:p text:style-name="P2"><text:span text:style-name="T31">Пинки видит кошмар (кексики) и сходит с ума. И ещё она видит как Селестия стала Матрицей (подпрограммой Нексуса)</text:span><text:span text:style-name="T11">&gt;</text:span></text:p>
      <text:p text:style-name="P2"/>
      <text:p text:style-name="P2"><text:span text:style-name="T11">–</text:span> Хммм… <text:span text:style-name="T11">–</text:span> Твайлайт в задумчивости остановилась перед одной из полок. <text:span text:style-name="T11">–</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11">–</text:span> И самое главное… <text:span text:style-name="T11">–</text:span> Рэрити задумчиво потерла висок. <text:span text:style-name="T11">–</text:span> В той очереди, совсем близко к экрану стояла она…</text:p>
      <text:p text:style-name="P2"><text:span text:style-name="T11">–</text:span> Кто <text:span text:style-name="T11">—</text:span> она? <text:span text:style-name="T11">–</text:span> повернулась Твайлайт.</text:p>
      <text:p text:style-name="P2"><text:span text:style-name="T11">–</text:span> Её Высочество, принцесса Селестия...</text:p>
      <text:p text:style-name="P55"/>
      <text:p text:style-name="P54"/>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text:soft-page-break/>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6"/>
      <text:p text:style-name="P46"/>
      <text:p text:style-name="P46">&lt;<text:span text:style-name="T31">–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11">–</text:span> М-м-м. В описании заклинания Свирл упоминал гармонию. Я и подумал, а что, если это кат-то связано с тобой и твоими друзьями?</text:p>
      <text:p text:style-name="P2"><text:span text:style-name="T11">–</text:span> Хм. Ты так думаешь? <text:span text:style-name="T11">–</text:span> Единорожка вытащила с помощью магии засаленый том из угловой полки с знакомым названием: “Основы магического искусства”.</text:p>
      <text:p text:style-name="P2"><text:span text:style-name="T11">–</text:span> М-м-м… “...на укрепление гармонии нашего континуума...”.</text:p>
      <text:p text:style-name="P46">&gt;</text:p>
      <text:p text:style-name="P1"/>
      <text:p text:style-name="P4">***</text:p>
      <text:p text:style-name="P2"><text:span text:style-name="T11">–</text:span> Нууу, я не думаю, что это описан наша Терра. У нас ничего подобного не водится.</text:p>
      <text:p text:style-name="P2"><text:span text:style-name="T11">–</text:span> Да? Ну ладно. В конце-концов, это всего лишь миф. Свирл Бородатый, правда, упоминал о двух случаях встреч с существами, похожими на вас. <text:span text:style-name="T11">–</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1">–</text:span> Печенье испёк Спайк. Он на удивление искусный повар, когда на него находит вдохновение.</text:p>
      <text:p text:style-name="P2"><text:span text:style-name="T11">–</text:span> М-м-м. Вкусно. Очень вкусно.</text:p>
      <text:p text:style-name="P15"/>
      <text:p text:style-name="P2"><text:span text:style-name="T11">&lt;</text:span><text:span text:style-name="T3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1">&gt;</text:span></text:p>
      <text:p text:style-name="P15"><text:soft-page-break/></text:p>
      <text:p text:style-name="P2"><text:span text:style-name="T11">–</text:span> Хорошо, у тебя есть какие-то встречные предложения?</text:p>
      <text:p text:style-name="P2">Твайлайт задумчиво прошлась вдоль книжной полки.</text:p>
      <text:p text:style-name="P2"><text:span text:style-name="T11">–</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1">–</text:span> Для духа я слишком материален.</text:p>
      <text:p text:style-name="P2"><text:span text:style-name="T11">–</text:span> Я знаю. Но ничего более подходящего в голову не приходит. Приходи завтра после обеда. Хорошо?</text:p>
      <text:p text:style-name="P2"><text:span text:style-name="T11">–</text:span> Хорошо, Твайлайт. Приду. Спокойной ночи!</text:p>
      <text:p text:style-name="P2"><text:span text:style-name="T11">–</text:span> Спокойной ночи, Макс!</text:p>
      <text:p text:style-name="P14"/>
      <text:p text:style-name="P14"/>
      <text:p text:style-name="P14"/>
      <text:p text:style-name="P15"><text:span text:style-name="T52">&lt;</text:span><text:span text:style-name="T35">самолёт в эквестрию проваливается во время </text:span><text:span text:style-name="T33">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1">&gt;</text:span></text:p>
      <text:p text:style-name="P51">&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5">&lt;<text:span text:style-name="T31">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5"/>
      <text:p text:style-name="P2"><text:span text:style-name="T11">–</text:span> Ты могла бы нести меня телекинезом. Я, после того, как узнал о ваших способностях, удивлялся, почему ты этого не сделала?</text:p>
      <text:p text:style-name="P2"><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32"><text:span text:style-name="T11">&lt;Селестия </text:span>хочет любым способом (34) расположить к себе Макса, чтоб получить союзника в борьбе за спасение Эквестрии<text:span text:style-name="T11">&gt;</text:span></text:p>
      <text:p text:style-name="P2"/>
      <text:p text:style-name="P2"><text:span text:style-name="T11">–</text:span> А дальше всё было хуже, намного хуже...</text:p>
      <text:p text:style-name="P2"/>
      <text:p text:style-name="P1"/>
      <text:p text:style-name="P2"/>
      <text:p text:style-name="P4">***</text:p>
      <text:p text:style-name="P15"/>
      <text:p text:style-name="P2"><text:span text:style-name="T11">&lt;Луна - </text:span><text:span text:style-name="T3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15"/>
      <text:h text:style-name="P157" text:outline-level="2">Рейд пони-рэйнджеров</text:h>
      <text:p text:style-name="P2">&lt;Магия изо всех окраин Эквестрии бежит к её центру — в Вечнодикий лес&gt;</text:p>
      <text:p text:style-name="P30"><text:soft-page-break/>(леденящий душу триллер, музыка тревожная)</text:p>
      <text:p text:style-name="P6">&lt;<text:span text:style-name="T3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2"><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2"><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2"><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2"><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soft-page-break/>***</text:p>
      <text:p text:style-name="P2"><text:span text:style-name="T11">–</text:span> Шанту?</text:p>
      <text:p text:style-name="P2"><text:span text:style-name="T11">–</text:span> Ваше Высочество? Мы никогда не встречали такое существо раньше и я…</text:p>
      <text:p text:style-name="P2"><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30">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1">&lt;</text:span><text:span text:style-name="T32">Добавить кокатрикса, мантикору и древесных волков. Тентаклианы переименовать в пландерсиды</text:span><text:span text:style-name="T11">&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1">&lt;</text:span><text:span text:style-name="T31">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2"><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text:soft-page-break/>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1">–</text:span> Дискорд! Что их убило? <text:span text:style-name="T11">–</text:span> присвистнул обошедший Хорста с другой стороны Калрус.</text:p>
      <text:p text:style-name="P2"><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1">–</text:span> Это королевский конвой. Такие были на службе у принцесс ещё лет двадцать назад, до Раздора.</text:p>
      <text:p text:style-name="P2"><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4">***</text:p>
      <text:p text:style-name="P2"><text:span text:style-name="T11">–</text:span> Откуда там останки пегасов? Кто мог поймать их там? Они могут уйти от любой засады.</text:p>
      <text:p text:style-name="P2"><text:span text:style-name="T11">–</text:span> Не знаю, как насчёт летунов, принцессса, но когда мы осматривали кости, на нас было совершено нападение...</text:p>
      <text:p text:style-name="P2"><text:span text:style-name="T11">–</text:span> Вот как? На королевскую стражу в центре Эквестрии? Кто же это был?</text:p>
      <text:p text:style-name="P2"><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31">???</text:span><text:span text:style-name="T11">&gt;</text:span></text:p>
      <text:p text:style-name="P2">Луна обошла Кимеринна. </text:p>
      <text:p text:style-name="P2"><text:span text:style-name="T11">–</text:span> У вас рассечен бок. И колотая рана на шее.</text:p>
      <text:p text:style-name="P2"><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2"><text:span text:style-name="T11">–</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1">–</text:span> Я ценю вашу службу и хочу достойно наградить вас. Спрашивайте.</text:p>
      <text:p text:style-name="P2"><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2"><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2">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text:soft-page-break/>Он был высок для пони и Луне понадобилось всего лишь немного склонить шею, чтобы тихо выдохнуть ему в ухо:</text:p>
      <text:p text:style-name="P2"><text:span text:style-name="T11">–</text:span> Ну что же… Я рада оказать такую услугу… Тебе…</text:p>
      <text:p text:style-name="P2"><text:span text:style-name="T11">–</text:span> Принцесса…</text:p>
      <text:p text:style-name="P2"><text:span text:style-name="T11">–</text:span> Луна, мой дорогой. Для тебя <text:span text:style-name="T11">—</text:span> Луна…</text:p>
      <text:p text:style-name="P2">...</text:p>
      <text:p text:style-name="P2"/>
      <text:h text:style-name="P157" text:outline-level="2">Рейд пони-рэйнджеров-2 (<text:span text:style-name="T3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1">&lt;</text:span><text:span text:style-name="T31">гидрорысью</text:span><text:span text:style-name="T11">&gt;</text:span> и нападением <text:span text:style-name="T11">&lt;</text:span><text:span text:style-name="T31">тентаклиан</text:span><text:span text:style-name="T11">&gt;</text:span> казался мне ещё опаснее. А если этот корабль обследовать как следует…</text:p>
      <text:p text:style-name="P2"><text:span text:style-name="T11">–</text:span> Заночуем внутри. - <text:span text:style-name="T1">р</text:span>ешил я.</text:p>
      <text:p text:style-name="P2"><text:span text:style-name="T11">&lt;</text:span><text:span text:style-name="T31">Нужен ли тут самолёт? Нужен артефакт из Fallout Equestria - летучий корабль</text:span>?<text:span text:style-name="T11">&gt;</text:span></text:p>
      <text:p text:style-name="P2">Утро встретило нас туманом. Я пытался рассмотреть руины замка на противоположном берегу.</text:p>
      <text:p text:style-name="P2"><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2"><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text:soft-page-break/>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1">–</text:span> Поворачивайте, уходите от болота! <text:span text:style-name="T11">–</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1">–</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1">– </text:span>Схватил бы за крыло <text:span text:style-name="T11">—</text:span> я бы не вырвался.</text:p>
      <text:p text:style-name="P2">Я взглянул вверх. На металлической стенке чётко отпечатались четыре полукруга копыт. </text:p>
      <text:p text:style-name="P2"><text:span text:style-name="T11">–</text:span> И пришлось бы тебе за меня во дворце отдуваться.</text:p>
      <text:p text:style-name="P2"><text:span text:style-name="T11">–</text:span> Нашел что-нибудь интересное в развалинах?</text:p>
      <text:p text:style-name="P2"><text:span text:style-name="T11">–</text:span> А как же! Странное такое. Похожее на обезьяну. Но стройнее и грациознее. И оно было одето…</text:p>
      <text:p text:style-name="P2"><text:span text:style-name="T11">–</text:span> Одето?</text:p>
      <text:p text:style-name="P2"><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1">–</text:span> Ещ одно неизвестное чудовище! <text:s/>Что-то их тут много развелось.</text:p>
      <text:p text:style-name="P2">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text:soft-page-break/>отступлении.</text:p>
      <text:p text:style-name="P2">Я забросил на спину перемётные сумки и дал команду сбора.</text:p>
      <text:p text:style-name="P2"><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1">–</text:span> Вы ведь в неопасное место идёте, да?</text:p>
      <text:p text:style-name="P2"><text:span text:style-name="T11">–</text:span> Да, Силк Мэйн, в неопасное.</text:p>
      <text:p text:style-name="P2"><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1">–</text:span> Силк, не волнуйся, если будет опасно, мы сразу же повернём. (И пойдём другой дорогой <text:span text:style-name="T11">—</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1">—</text:span> ничтожны.</text:p>
      <text:p text:style-name="P2"><text:span text:style-name="T11">–</text:span> Возвращаемся, Мэдди, <text:span text:style-name="T11">–</text:span> решил я. <text:span text:style-name="T11">–</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1">–</text:span> Пони умеют переносить тяготы, Макс. <text:span text:style-name="T11">–</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1">&lt;</text:span><text:span text:style-name="T3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2"><text:span text:style-name="T11">&lt;</text:span><text:span text:style-name="T3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text:span><text:soft-page-break/><text:span text:style-name="T31">Принцесс. (тело Влада разбилось, но сущность успела перенестись в Эквестрию).</text:span><text:span text:style-name="T11">&gt;</text:span></text:p>
      <text:p text:style-name="P2"/>
      <text:p text:style-name="P2"/>
      <text:p text:style-name="P2"/>
      <text:p text:style-name="P2"><text:span text:style-name="T11">–</text:span> Тия, я…</text:p>
      <text:p text:style-name="P2"><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2">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1">–</text:span> Я не смогу сделать тебя счастливой, Тия, <text:span text:style-name="T11">–</text:span> я покачал головой. <text:span text:style-name="T11">– </text:span>Я не знаю, чем вам помочь. Скорее всего, я попал сюда случайно.</text:p>
      <text:p text:style-name="P2"><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99"/>
      <text:p text:style-name="P55">Она вытянула шею и начала по очереди сгибать-разгибать ноги, разминая суставы.</text:p>
      <text:p text:style-name="P55"><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2"/>
      <text:p text:style-name="P2"><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7" text:outline-level="2"><text:soft-page-break/>В библиотеке замка Селестии</text:h>
      <text:p text:style-name="P105"/>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1">&lt;</text:span><text:span text:style-name="T31">название книги</text:span><text:span text:style-name="T11">&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1">&lt;</text:span><text:span text:style-name="T31">название библиотеки</text:span><text:span text:style-name="T11">&gt;</text:span>, пытаясь найти хоть какую-нибудь зацепку. Но всё тщётно.</text:p>
      <text:p text:style-name="P2">Если верить заклинанию, я <text:span text:style-name="T11">—</text:span> внешняя сила, и если меня хорошо попросить <text:span text:style-name="T11">&lt;</text:span><text:span text:style-name="T31">см. выше - ночь с Селестией</text:span><text:span text:style-name="T11">&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57" text:outline-level="2">Понивилль</text:h>
      <text:p text:style-name="P2"/>
      <text:h text:style-name="P15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oft-page-break/><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oft-page-break/><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4"/>
      <text:h text:style-name="P157" text:outline-level="2">Первый сеанс двойного сна. Рэрити</text:h>
      <text:p text:style-name="P2"/>
      <text:p text:style-name="P2"><text:span text:style-name="T11">&lt;</text:span><text:span text:style-name="T3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1">Сон одновременно смотрели Рэрити, Пинки и РД. Флатти и ЭйДжей не успели подойти вовремя, т.к. жили за городом.</text:span><text:span text:style-name="T11">&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1">–</text:span> Кровать для тебя маловата, Макс, <text:span text:style-name="T11">–</text:span> извиняющимся тоном сообщила Твайлайт. <text:span text:style-name="T11">–</text:span> Мы сдвинули два <text:soft-page-break/>матраса на полу. Вы с Рэрити должны поместиться.</text:p>
      <text:p text:style-name="P2"><text:span text:style-name="T11">–</text:span> Может, и поместимся. Но, вообще, я во сне верчусь.</text:p>
      <text:p text:style-name="P2"><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2"><text:span text:style-name="T11">–</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2"><text:span text:style-name="T11">–</text:span> Рэрити, ты выглядишь… Замечательно выглядишь! <text:span text:style-name="T11">–</text:span> растерянно пролепетала Твайлайт.</text:p>
      <text:p text:style-name="P2"><text:span text:style-name="T11">–</text:span> Дааааааа… Замечательно! <text:span text:style-name="T11">–</text:span> наконец-то смог закрыть рот <text:span text:style-name="T1">и втянуть слюни </text:span>Спайк.</text:p>
      <text:p text:style-name="P2"><text:span text:style-name="T11">–</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1">–</text:span> смущённо сказала Рэрити, глядя мимо меня своими фиолетовыми глазами.</text:p>
      <text:p text:style-name="P2"><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1">–</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1">–</text:span> Готовы? <text:span text:style-name="T11">–</text:span> Спросила Твайлайт.</text:p>
      <text:p text:style-name="P2"><text:span text:style-name="T11">–</text:span> Я готова. <text:span text:style-name="T11">–</text:span> <text:span text:style-name="T1">о</text:span>тозвалась Рэрити.</text:p>
      <text:p text:style-name="P2"><text:span text:style-name="T11">–</text:span> Готов. <text:span text:style-name="T11">–</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7" text:outline-level="2">Сон Макса</text:h>
      <text:p text:style-name="P105"/>
      <text:p text:style-name="P2"><text:span text:style-name="T11">&lt;</text:span><text:span text:style-name="T3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oft-page-break/><text:span text:style-name="T36">–</text:span><text:span text:style-name="T31"> Готова, </text:span><text:span text:style-name="T36">–</text:span><text:span text:style-name="T31"> процедила она.</text:span><text:span text:style-name="T11">&gt;</text:span></text:p>
      <text:p text:style-name="P4">***</text:p>
      <text:p text:style-name="P2"><text:span text:style-name="T11">–</text:span> Вставай, Макс! <text:span text:style-name="T11">–</text:span> Маленькое копыто надавливало мне на грудь, делая энергичные круговые движения.</text:p>
      <text:p text:style-name="P2"><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2"><text:span text:style-name="T11">–</text:span> Мне не понравился цвет твоей мордочки. Ты стал слишком бледный. Я решила прервать твой сон. Как ты себя ...</text:p>
      <text:p text:style-name="P2"><text:span text:style-name="T11">–</text:span> … чувствуешь, дорогая Рэрити?! Я могу чем-нибудь помочь? Вот, выпей воды! <text:span text:style-name="T11">–</text:span> <text:span text:style-name="T1">д</text:span>ракончик метался вокруг светлой единорожки, в волнении заламывая лапки.</text:p>
      <text:p text:style-name="P2"><text:span text:style-name="T11">–</text:span> Спасибо, Спайк! Ты очень любезен! <text:span text:style-name="T11">–</text:span> Рэрити приподнялась на матрасе и сделала пару глотков из услужливо поднесенного Спайком стакана.</text:p>
      <text:p text:style-name="P2"><text:span text:style-name="T11">–</text:span> Я в порядке. Что-то удалось узнать? <text:span text:style-name="T11">–</text:span> обратился я к Рэрити.</text:p>
      <text:p text:style-name="P2"><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2"><text:span text:style-name="T11">– </text:span>Да, Макс?</text:p>
      <text:p text:style-name="P2"><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1">–</text:span> Я помогу-у-у-у! <text:span text:style-name="T11">–</text:span> <text:span text:style-name="T1">з</text:span>апрыгала на месте Пинки.</text:p>
      <text:p text:style-name="P2"><text:span text:style-name="T11">–</text:span> Я помогу! <text:span text:style-name="T11">–</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11">–</text:span> Я первая предложила! <text:span text:style-name="T11">–</text:span> возмутилась Пинки.</text:p>
      <text:p text:style-name="P2"><text:span text:style-name="T11">–</text:span> Предложила не ты, а Твайлайт. <text:span text:style-name="T11">–</text:span> <text:span text:style-name="T1">п</text:span>арировала Рэйнбоу Дэш.</text:p>
      <text:p text:style-name="P2"><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2"><text:span text:style-name="T11">–</text:span> Лады. <text:span text:style-name="T11">–</text:span> проворчала пегаска. <text:span text:style-name="T11">–</text:span> Приходи завтра на девять к библиотеке. Нет, лучше на десять.</text:p>
      <text:p text:style-name="P2"><text:span text:style-name="T11">–</text:span> Хорошо, Рэйнбоу Дэш. Договорились.</text:p>
      <text:p text:style-name="P2"><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7"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2"><text:span text:style-name="T11">–</text:span> Ффух! Дай отдышаться.</text:p>
      <text:p text:style-name="P2"><text:span text:style-name="T11">–</text:span> Устал? <text:span text:style-name="T11">–</text:span> <text:span text:style-name="T1">у</text:span>частливо спросила Пинки.</text:p>
      <text:p text:style-name="P2"><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1">–</text:span> Да? Тогда пойдём перекусим.</text:p>
      <text:p text:style-name="P2">Манерный пони-оффициант выслушал наши пожелания и удалился.</text:p>
      <text:p text:style-name="P2"><text:span text:style-name="T11">–</text:span> А какой у тебя был образ жизни?</text:p>
      <text:p text:style-name="P2"><text:span text:style-name="T11">–</text:span> В основном, <text:span text:style-name="T1">э</text:span>сидячий.</text:p>
      <text:p text:style-name="P2"><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1">–</text:span> А у нас сидячая работа в порядке вещей.</text:p>
      <text:p text:style-name="P2"><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1">&lt;</text:span><text:span text:style-name="T31">Рэйнбоу объясняет Максу, почему Пинки расплатилась за него </text:span><text:span text:style-name="T32">—</text:span><text:span text:style-name="T31"> и вспоминает, что когда-то уже объясняла нечто подобное (Леро)</text:span></text:p>
      <text:p text:style-name="P2"/>
      <text:h text:style-name="P157"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1">–</text:span> Привет! Куда это ты собрался? <text:span text:style-name="T11">–</text:span> <text:span text:style-name="T1">п</text:span>розвучало из листвы, как только я взялся за ручку двери. С ветки на землю спланировала Рэйнбоу Дэш.</text:p>
      <text:p text:style-name="P2"><text:span text:style-name="T11">–</text:span> Она ещё спит. Вчера пересидела за книгами. Не стоит её будить. <text:span text:style-name="T11">–</text:span> пегаска <text:span text:style-name="T1">к</text:span>ивнула на дверь. <text:span text:style-name="T11">–</text:span> Ну, пошли?</text:p>
      <text:p text:style-name="P2"><text:span text:style-name="T11">–</text:span> Пошли, Рэйнбоу Дэш. А куда?</text:p>
      <text:p text:style-name="P2"><text:span text:style-name="T11">–</text:span> Слушай, зови меня Дэш. А то и мне придётся звать тебя полным именем, а я этого не выношу.</text:p>
      <text:p text:style-name="P2"><text:span text:style-name="T11">–</text:span> Договорились, Дэш. Так куда мы идём?</text:p>
      <text:p text:style-name="P2"><text:span text:style-name="T11">–</text:span> К <text:span text:style-name="T11">&lt;</text:span><text:span text:style-name="T31">водопаду</text:span><text:span text:style-name="T11">&gt;</text:span>. Там здоровски красивое место.</text:p>
      <text:p text:style-name="P2"><text:span text:style-name="T11">–</text:span> А я думал, ты хочешь показать мне Понивилль.</text:p>
      <text:p text:style-name="P2"><text:span text:style-name="T11">–</text:span> Да ладно, <text:span text:style-name="T11">–</text:span> засмеялась пегаска, скосив на меня смущёную мордочку, <text:span text:style-name="T11">–</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text:soft-page-break/>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1">–</text:span> Макс, <text:span text:style-name="T11">–</text:span> нарушила молчание Дэш, <text:span text:style-name="T11">–</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1">–</text:span> Дежа вю? Ты об этом?</text:p>
      <text:p text:style-name="P2"><text:span text:style-name="T11">– </text:span>Что? Какое ещё дежавю?</text:p>
      <text:p text:style-name="P2"><text:span text:style-name="T11">–</text:span> Ложные воспоминания. Ты помнишь о чём-то, чего на самом деле никогда не было.</text:p>
      <text:p text:style-name="P2"><text:span text:style-name="T11">–</text:span> Хм. Может, и дежавю… Может… А если всё же было? Но ты не помнишь когда и как?</text:p>
      <text:p text:style-name="P2"><text:span text:style-name="T11">–</text:span> Дэш, не говори загадками. Если хочешь услышать внятный ответ, задавай внятный вопрос.</text:p>
      <text:p text:style-name="P2"><text:span text:style-name="T11">–</text:span> Не готова я… задать внятный вопрос. <text:span text:style-name="T11">–</text:span> <text:span text:style-name="T1">п</text:span>робормотала пегаска. <text:span text:style-name="T11">–</text:span> Нам туда.</text:p>
      <text:p text:style-name="P2">Дэш указала на тропку, уводящую от путей в молодой берёзово-кленовый лесок.</text:p>
      <text:p text:style-name="P2"><text:span text:style-name="T11">–</text:span> Ну-у-у, так мы до вечера не дойдём. <text:span text:style-name="T11">–</text:span> <text:span text:style-name="T1">н</text:span>едовольно заметила Дэш через пару минут. <text:span text:style-name="T11">–</text:span> Пробежимся?</text:p>
      <text:p text:style-name="P2"><text:span text:style-name="T11">–</text:span> Из меня бегун тот ещё. <text:s/>Я проплыть могу больше, чем пробежать.</text:p>
      <text:p text:style-name="P2"><text:span text:style-name="T11">–</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1">–</text:span> Всё, Дэш. Я больше не могу.</text:p>
      <text:p text:style-name="P2"><text:span text:style-name="T11">–</text:span> Ты шутишь? Мы и полмили не пробежали.</text:p>
      <text:p text:style-name="P2"><text:span text:style-name="T11">–</text:span> Понимаешь, бег <text:span text:style-name="T1">—</text:span> не моя сильная сторона. Никогда не умел долго бегать.</text:p>
      <text:p text:style-name="P2"><text:span text:style-name="T11">–</text:span> Как же ты жил тогда? <text:span text:style-name="T11">–</text:span> недоумённо уставилась на меня пегаска. <text:span text:style-name="T11">– </text:span><text:span text:style-name="T1">Летать-то ты тоже не умеешь?</text:span></text:p>
      <text:p text:style-name="P2"><text:span text:style-name="T11">–</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1">–</text:span> Ничего себе “скорее исключение, чем правило”, <text:span text:style-name="T11">–</text:span> удивлённо повторила Дэш. <text:span text:style-name="T11">–</text:span> Да у нас это такое же исключение, как нелетающий пегас! Какое уж там “правило”! Дискорд, что же нам делать? Так мы не успеем…</text:p>
      <text:p text:style-name="P2"><text:span text:style-name="T11">–</text:span> Мы можем вернуться. А это место ты покажешь мне в другой раз. Выберемся туда в двухдневный поход.</text:p>
      <text:p text:style-name="P2"><text:span text:style-name="T11">–</text:span> Нет уж! Никаких “вернуться”. Если вернёмся, то никогда уже там не побываем. <text:span text:style-name="T11">–</text:span> <text:span text:style-name="T1">с</text:span>ерьёзно заявила Дэш. <text:span text:style-name="T11">–</text:span> Уж поверь мне. Вот что. У тебя передние лапы <text:span text:style-name="T1">—</text:span> те, которые с пальцами, <text:span text:style-name="T1">—</text:span> сильные?</text:p>
      <text:p text:style-name="P2"><text:span text:style-name="T11">&lt;</text:span><text:span text:style-name="T31">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2"><text:span text:style-name="T11">–</text:span> Сможешь меня удержать?</text:p>
      <text:p text:style-name="P2"><text:span text:style-name="T11">–</text:span> Ты про руки, что ли? Смогу. А зачем?</text:p>
      <text:p text:style-name="P2"><text:span text:style-name="T11">–</text:span> Тогда держи меня. За задние ноги.</text:p>
      <text:p text:style-name="P2"><text:soft-page-break/>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1">–</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1">–</text:span> <text:span text:style-name="T1">н</text:span>ачала оправдываться Дэш.</text:p>
      <text:p text:style-name="P2"><text:span text:style-name="T11">–</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1">–</text:span> Ну да, не сообразила сразу насчёт баланса, <text:span text:style-name="T11">–</text:span> рассмеялась пегаска, вставая на ноги. <text:span text:style-name="T11">–</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1">–</text:span> Ю-у-у-у-ху-у-у-у!!! <text:span text:style-name="T11">–</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1">&lt;</text:span><text:span text:style-name="T31">Дэш расплачивается за Макса в кафе. Когда тот спрашивает, почему она и Пинки платят за него, Дэш, вместо ответа, говорит:</text:span></text:p>
      <text:p text:style-name="P2"><text:span text:style-name="T36">–</text:span><text:span text:style-name="T31"> Пинки? </text:span><text:span text:style-name="T36">–</text:span><text:span text:style-name="T31"> Дэш сморщила нос. </text:span><text:span text:style-name="T36">–</text:span><text:span text:style-name="T31"> Я скажу ей, чтоб больше не </text:span><text:span text:style-name="T36">платила.</text:span><text:span text:style-name="T11">&gt;</text:span></text:p>
      <text:p text:style-name="P2"><text:span text:style-name="T11">Хотя</text:span> за то немногое время, что мы провели вместе, я понял, что ожидать от голубой пегаски предсказуемости <text:span text:style-name="T11">–</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1">—</text:span> скажем, 35 <text:span text:style-name="T11">– </text:span>40 метров (на 50 я без дыхательной подготовки давно не замахиваюсь, а о 75-ти уже даже и не вспоминаю), но в такой воде <text:span text:style-name="T11">–</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1">–</text:span> Ф-р-р-р. Тьфу! Бр-р-р.</text:p>
      <text:p text:style-name="P2">Дэш выплюнула меня на берег и сама упала рядом.</text:p>
      <text:p text:style-name="P2"><text:span text:style-name="T11">–</text:span> Что ж? Ты? Не? Сказал? Что? <text:s/>Не? Умеешь? Плавать? <text:span text:style-name="T11">–</text:span> <text:span text:style-name="T1">в</text:span> промежутках между вздохами процедила Дэш.</text:p>
      <text:p text:style-name="P2"><text:span text:style-name="T11">–</text:span> С чего ты взяла? Я умею.</text:p>
      <text:p text:style-name="P2"><text:span text:style-name="T11">–</text:span> Ты ушёл под воду! И не выныривал! <text:span text:style-name="T11">–</text:span> <text:span text:style-name="T1">о</text:span>т возмущения пегаска даже забыла дышать.</text:p>
      <text:p text:style-name="P2"><text:span text:style-name="T11">–</text:span> Я не выныривал, потому что решил поплавать под водой. Я, вообще, это дело люблю.</text:p>
      <text:p text:style-name="P2"><text:soft-page-break/><text:span text:style-name="T11">–</text:span> Что??! И ты не предупредил меня?!! Знаешь, как я испугалась?!! Ни одна пони без магии столько под водой не продержится!!</text:p>
      <text:p text:style-name="P2"><text:span text:style-name="T11">–</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1">–</text:span> Да. Это я виновата. Я дура. Извини, <text:span text:style-name="T11">–</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1">–</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1">&lt;</text:span><text:span text:style-name="T31">В Кантерлоте Макс присутствует на церемонии прощания с Кимеринном</text:span><text:span text:style-name="T11">&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1">–</text:span> Ух ты! <text:span text:style-name="T11">–</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1">–</text:span> Как тут…</text:p>
      <text:p text:style-name="P2"><text:span text:style-name="T11">–</text:span> Красиво, правда? <text:span text:style-name="T11">–</text:span> Дэш отследила мой взгляд и кивнула.</text:p>
      <text:p text:style-name="P2"><text:span text:style-name="T11">–</text:span> Красиво <text:span text:style-name="T1">—</text:span> это не то <text:span text:style-name="T1">чувство</text:span>. Тут чудесно! Просто слов нет…</text:p>
      <text:p text:style-name="P2"><text:span text:style-name="T11">–</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1">–</text:span> А сейчас? Сейчас у тебя есть такое чувство?</text:p>
      <text:p text:style-name="P2"><text:span text:style-name="T11">–</text:span> Сейчас мне хочется, чтобы ты это видел. Не знаю почему. То есть, не совсем чтобы не знаю. <text:span text:style-name="T11">–</text:span> Дэш отпрянула и посмотрела мне в глаза. <text:span text:style-name="T11">–</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1">–</text:span> Это исключено, Дэш. Я никак не мог повстречаться с тобой в своём мире.</text:p>
      <text:p text:style-name="P2"><text:span text:style-name="T11">–</text:span> Да? Странно. Откуда же это чувство, будто я тебя знаю? <text:span text:style-name="T11">–</text:span> <text:span text:style-name="T1">п</text:span>робормотала пегаска. <text:span text:style-name="T11">–</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1">–</text:span> Тебе надо просушить шерсть. Снимай-ка одежду! <text:span text:style-name="T11">–</text:span> <text:span text:style-name="T1">с</text:span>командовала Дэш.</text:p>
      <text:p text:style-name="P2"><text:span text:style-name="T11">–</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text:soft-page-break/>на солнце и ветру <text:span text:style-name="T1">—</text:span> и она из мокрой станет влажной. А к вечеру её уже вполне можно будет одеть.</text:p>
      <text:p text:style-name="P2"><text:span text:style-name="T11">–</text:span> Куда это ты спрятался? <text:span text:style-name="T11">–</text:span> <text:span text:style-name="T1">з</text:span>аросли вербы раздвинулись, пропуская пегаску.</text:p>
      <text:p text:style-name="P2"><text:span text:style-name="T11">–</text:span> Оп-па! <text:span text:style-name="T11">–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1">–</text:span> Ты чего? <text:span text:style-name="T11">–</text:span> <text:span text:style-name="T1">в</text:span> конце-концов озадаченно спросила она. <text:span text:style-name="T11">–</text:span> Что-то не так?</text:p>
      <text:p text:style-name="P2"><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1">–</text:span> А с кем не так? Со мной? С тобой? Или вообще? <text:span text:style-name="T11">–</text:span> <text:span text:style-name="T1">д</text:span>опытывалась пегаска.</text:p>
      <text:p text:style-name="P2"><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2"><text:span text:style-name="T11">–</text:span> Ну и?</text:p>
      <text:p text:style-name="P2"><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1">–</text:span> А какой смысл в этом правиле? Какую цель оно преследует?</text:p>
      <text:p text:style-name="P2"><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1">–</text:span> Вот видишь, ты меня правильно поняла. Описанные тобой табу у нас, кстати, тоже есть.</text:p>
      <text:p text:style-name="P2"><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попросили спеть на празднике <text:span text:style-name="T11">&lt;</text:span><text:span text:style-name="T36">zxcbzxcvb</text:span><text:span text:style-name="T11">&gt;</text:span>.</text:p>
      <text:p text:style-name="P2">Я не ответил.</text:p>
      <text:p text:style-name="P2">Пегаска подошла поближе и села, прижавшись тёплым боком ко мне.</text:p>
      <text:p text:style-name="P2"><text:span text:style-name="T11">–</text:span> Ты молчишь. Я опять рассердила тебя, да? У меня постоянно с этим проблемы. <text:span text:style-name="T11">–</text:span> Дэш напряжённо смотрела в одну точку прямо перед собой. Её шерсть не могла скрыть мелко дрожи. <text:span text:style-name="T11">–</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1">–</text:span> А-ХА-ХА-ХА-ХА!!! <text:span text:style-name="T11">–</text:span> я таки разогнулся, не в силах больше сдерживаться. Дэш обалдело <text:soft-page-break/>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1">–</text:span> У тебя оригинальный способ исповедаться, Дэш, <text:span text:style-name="T11">–</text:span> наконец закашлялся я. <text:span text:style-name="T11">–</text:span> Затащить в укромное местечко, попытаться утопить, а под конец сорвать штаны и… <text:span text:style-name="T11">–</text:span> тут Дэш сама прыснула от смеха.</text:p>
      <text:p text:style-name="P2">Вдоволь отсмеявшись, Дэш ткнула меня носом в грудь и спросила:</text:p>
      <text:p text:style-name="P2"><text:span text:style-name="T11">–</text:span> И?</text:p>
      <text:p text:style-name="P2"><text:span text:style-name="T11">–</text:span> Что “и”?</text:p>
      <text:p text:style-name="P2"><text:span text:style-name="T11">–</text:span> Ты сказал: “ А под конец сорвать штаны и…” <text:span text:style-name="T11">–</text:span> вот я и хочу знать, что “и”?</text:p>
      <text:p text:style-name="P2">Я смутился.</text:p>
      <text:p text:style-name="P2"><text:span text:style-name="T11">–</text:span> Да ничего… Не бери в голову.</text:p>
      <text:p text:style-name="P2"><text:span text:style-name="T11">–</text:span> А я хочу брать! Какой ты всё-таки… <text:span text:style-name="T11">–</text:span> Дэш встала, потянувшись сначала передней половиной, потом задней.</text:p>
      <text:p text:style-name="P2"><text:span text:style-name="T11">–</text:span> Какой?</text:p>
      <text:p text:style-name="P2"><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1">–</text:span> Короче, решай. <text:span text:style-name="T11">–</text:span> <text:span text:style-name="T1">е</text:span>ё нос почти касался моего. <text:span text:style-name="T11">–</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1">–</text:span> Дэш, ты..?</text:p>
      <text:p text:style-name="P2"><text:span text:style-name="T11">–</text:span> Да, Дискорд тебя забери! Я предлагаю тебе ЗА-НЯТЬ-СЯ СЕК-СОМ со мной! <text:span text:style-name="T11">–</text:span> <text:span text:style-name="T1">п</text:span>очти зло отчеканила пегаска. <text:span text:style-name="T11">–</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1">–</text:span> Дэш!</text:p>
      <text:p text:style-name="P2"><text:span text:style-name="T11">–</text:span> Да? <text:span text:style-name="T11">–</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1">–</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1">–</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1">–</text:span> Ничего себе!</text:p>
      <text:p text:style-name="P2"><text:span text:style-name="T11">–</text:span> А ты как думал, откуда взялись пони-пегасы и пони-единороги?</text:p>
      <text:p text:style-name="P2"><text:span text:style-name="T11">–</text:span> Я думал, они всегда были.</text:p>
      <text:p text:style-name="P2"><text:span text:style-name="T11">–</text:span> Не всегда. Пегасы произошли от земных пони и грифонов. Пони-единороги <text:span text:style-name="T11">–</text:span> от земных пони и диких единорогов.</text:p>
      <text:p text:style-name="P2"><text:span text:style-name="T11">–</text:span> А что это за дикие единороги?</text:p>
      <text:p text:style-name="P2"><text:soft-page-break/><text:span text:style-name="T11">–</text:span> Сейчас они почти не встречаются. У них хвосты как у льва <text:span text:style-name="T1">—</text:span> с кисточкой на конце. И раздвоенные копыта.</text:p>
      <text:p text:style-name="P2"><text:span text:style-name="T11">–</text:span> А аликорны от кого произошли? От пегасов и единорогов?</text:p>
      <text:p text:style-name="P2"><text:span text:style-name="T11">–</text:span> Нет, <text:span text:style-name="T11">–</text:span> отрицательно покачала головой Дэш. <text:span text:style-name="T11">–</text:span> Никто не знает, как появились аликорны. Одно я знаю точно: если единорог спарится с пегасом, аликорна не получится.</text:p>
      <text:p text:style-name="P2"><text:span text:style-name="T11">–</text:span> Что ж, спасибо, что просветила. Однако…</text:p>
      <text:p text:style-name="P2"><text:span text:style-name="T11">–</text:span> Что?</text:p>
      <text:p text:style-name="P2"><text:span text:style-name="T11">–</text:span> Ты лежишь на мне.</text:p>
      <text:p text:style-name="P2"><text:span text:style-name="T11">–</text:span> Ну да, лежу, <text:span text:style-name="T11">–</text:span> Дэш ехидно улыбнулась и заёрзала животом. <text:span text:style-name="T11">–</text:span> А что?</text:p>
      <text:p text:style-name="P2"><text:span text:style-name="T11">–</text:span> А то, что в таком положении я до тебя не достану! У тебя слишком высоко расположена... ммм… анатомия.</text:p>
      <text:p text:style-name="P2"><text:span text:style-name="T11">–</text:span> Потерпи чуть-чуть, <text:span text:style-name="T11">–</text:span> пегаска хихикнула и снова заёрзала животом, прижав его ко мне. <text:span text:style-name="T11">–</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1">–</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1">–</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1">–</text:span> Эт-то магия-а-а-а.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предплечье. Дыхание у неё стало прерывистым.</text:p>
      <text:p text:style-name="P2"><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2"><text:span text:style-name="T11">–</text:span> Дэш, <text:span text:style-name="T11">–</text:span> рассмеялся я, <text:span text:style-name="T11">–</text:span> отпусти ухо!</text:p>
      <text:p text:style-name="P2"><text:span text:style-name="T11">–</text:span> Отпускаю, <text:span text:style-name="T11">–</text:span> шепнула пегаска мне в ухо. <text:span text:style-name="T11">–</text:span> А ты вытаскивай из меня палец и займись делом.</text:p>
      <text:p text:style-name="P2">С этими словами пегаска встала.</text:p>
      <text:p text:style-name="P4">***</text:p>
      <text:p text:style-name="P2"><text:soft-page-break/>Последние полчаса мы просто лежали на пляже и нежились под вечерним солнцем, когда Дэш вскочила на ноги.</text:p>
      <text:p text:style-name="P2"><text:span text:style-name="T11">–</text:span> Мы опаздываем! Рэрити назначила на восемь часов вечера у Твайлайт!</text:p>
      <text:p text:style-name="P2"><text:span text:style-name="T11">&lt;</text:span><text:span text:style-name="T31">Р/Д отправляется в сон до Рэрити и там вспоминает Леро/Листа.</text:span><text:span text:style-name="T11">&gt;</text:span></text:p>
      <text:p text:style-name="P2">Пока я одевался, пегаска в нетерпении рыла копытом землю.</text:p>
      <text:p text:style-name="P2"><text:span text:style-name="T11">–</text:span> Оделся? Хватайся! <text:span text:style-name="T11">–</text:span> Дэш подпрыгнула и зависла у меня над головой, давая схватиться за ноги.</text:p>
      <text:p text:style-name="P2">И мы понеслись…</text:p>
      <text:p text:style-name="P2"/>
      <text:p text:style-name="P105"/>
      <text:p text:style-name="P105"/>
      <text:p text:style-name="P105"/>
      <text:p text:style-name="P105"/>
      <text:p text:style-name="P2"><text:span text:style-name="T11">&lt;</text:span><text:span text:style-name="T31">Подходя к замку Принцесс, Дэш рассказывает Максу обо сне, который она утаила - с Леро.</text:span><text:span text:style-name="T11">&gt;</text:span> </text:p>
      <text:p text:style-name="P2"><text:span text:style-name="T11">&lt;</text:span><text:span text:style-name="T31">Кто следующий готов рассказывать?</text:span></text:p>
      <text:p text:style-name="P32">Пинки дёрнулась на месте, но промолчала.</text:p>
      <text:p text:style-name="P2"><text:span text:style-name="T36">–</text:span><text:span text:style-name="T31"> Я расскажу, - шагнула вперёд радужная пегаска. </text:span><text:span text:style-name="T36">–</text:span><text:span text:style-name="T31"> Хотя вряд ли ты узнаешь что-то полезное. Там галиматья какая-то…</text:span><text:span text:style-name="T11">&gt;</text:span></text:p>
      <text:p text:style-name="P2"><text:span text:style-name="T11">&lt;</text:span><text:span text:style-name="T31">После рассказа РД рассказывает Пинки. При расказе становится ясно её безумие </text:span><text:span text:style-name="T36">—</text:span><text:span text:style-name="T31"> она становится Пинкаминой из-за её сна </text:span><text:span text:style-name="T36">—</text:span><text:span text:style-name="T31"> “Кексиков”. Также она видит во сне центр Эгрегора Эквестрии </text:span><text:span text:style-name="T36">—</text:span><text:span text:style-name="T31"> Селестию. И она видит, как Селестия превращается в набор цифр и уходит в экран </text:span><text:span text:style-name="T36">—</text:span><text:span text:style-name="T31"> в мир Терры.</text:span></text:p>
      <text:p text:style-name="P32">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1">В мире Терры они ищут Селестию. В конце-концов Макс находит её в кибермозге </text:span><text:span text:style-name="T36">—</text:span><text:span text:style-name="T3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6">—</text:span><text:span text:style-name="T31"> Эгрегором Эквестрии. После чего пееренос на Землю на 10 лет назад. Начало написания “Последнего фанфика”.</text:span><text:span text:style-name="T11">&gt;</text:span></text:p>
      <text:p text:style-name="P15"/>
      <text:p text:style-name="P2"><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2"><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2"/>
      <text:h text:style-name="P157" text:outline-level="2"/>
      <text:p text:style-name="P4">***</text:p>
      <text:p text:style-name="P2"><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2"><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2"><text:span text:style-name="T11">–</text:span> Что такое “рекурсивный сон”?</text:p>
      <text:p text:style-name="P2"><text:soft-page-break/><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2"/>
      <text:h text:style-name="P157"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11">–</text:span> И в твоём мире нет пони-пегасов и пони-единорогов? Есть только земнопони? <text:span text:style-name="T11">–</text:span> допытывалась РД.</text:p>
      <text:p text:style-name="P2"><text:span text:style-name="T11">–</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1">&lt;</text:span><text:span text:style-name="T32">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1">–</text:span> Ну хорошо, а кто вами правит? Аликорн? Драконикус? Какой-нибудь человек с рогом во лбу? Или у вас нет правителя?</text:p>
      <text:p text:style-name="P2"><text:span text:style-name="T11">–</text:span> Нет, почему? Правитель есть. Только он не постоянный. Его избирают. Раз в несколько лет.</text:p>
      <text:p text:style-name="P2"><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32">изменить причину удивления</text:span><text:span text:style-name="T11">&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1">–</text:span> Хм. Узнаю походку Твайлайт. Что-то случилось. <text:span text:style-name="T11">–</text:span> заметила <text:span text:style-name="T1">пегаска</text:span>.</text:p>
      <text:p text:style-name="P2">И впрямь, на запыхавшейся единорожке лица не было.</text:p>
      <text:p text:style-name="P2"><text:span text:style-name="T11">–</text:span> Она исчезла!!! <text:span text:style-name="T11">–</text:span> Твайлайт не могла отдышаться.</text:p>
      <text:p text:style-name="P2"><text:span text:style-name="T11">–</text:span> Кто <text:span text:style-name="T1">—</text:span> она??? <text:span text:style-name="T11">–</text:span> <text:span text:style-name="T1">х</text:span>ором воскликнули мы и переглянулись.</text:p>
      <text:p text:style-name="P2"><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2"><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2"><text:span text:style-name="T11">–</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2"><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2"><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oft-page-break/><text:span text:style-name="T11">–</text:span> Не могу ничем помочь. Я знаю не больше твоего.</text:p>
      <text:p text:style-name="P2">Луна как будто ожидала такой ответ.</text:p>
      <text:p text:style-name="P2"><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2"><text:span text:style-name="T11">–</text:span> Приложу все усилия, Ваше Высочество. Но мне понадобится провести некоторое время в библиотеке Кантерлота.</text:p>
      <text:p text:style-name="P2"><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7" text:outline-level="2">Поиск решения</text:h>
      <text:p text:style-name="P105"/>
      <text:p text:style-name="P2"><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32">Луна приносит в жертву свою кровь, чтобы путешествие к замку прошло без потерь. Жертва не принимается — Дэш погибает</text:span>&gt;</text:p>
      <text:p text:style-name="P2"><text:span text:style-name="T11">&lt;</text:span><text:span text:style-name="T31">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15"/>
      <text:p text:style-name="P2"><text:span text:style-name="T11">&lt;</text:span><text:span text:style-name="T3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6">—</text:span><text:span text:style-name="T31"> Луна создаёт обратный коридор в срок.</text:span><text:span text:style-name="T11">&gt;</text:span></text:p>
      <text:p text:style-name="P2"/>
      <text:h text:style-name="P157"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1">—</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1">—</text:span> виднелось под листвой плюща.</text:p>
      <text:p text:style-name="P2"><text:soft-page-break/>“Откуда здесь взялся рухнувший Боинг?” <text:span text:style-name="T11">&lt;</text:span><text:span text:style-name="T32">Дуглас </text:span><text:span text:style-name="T36">—</text:span><text:span text:style-name="T32"> </text:span><text:span text:style-name="T36">DC-3</text:span><text:span text:style-name="T11">&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11">&lt;</text:span><text:span text:style-name="T31">высоко летать нельзя из-за молний</text:span><text:span text:style-name="T11">&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1">—</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oft-page-break/><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31">двухмесячной</text:span><text:span text:style-name="T11">&gt;</text:span> давности осталось лишь направление движения.</text:p>
      <text:p text:style-name="P2">И опять, как <text:span text:style-name="T11">&lt;</text:span><text:span text:style-name="T31">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oft-page-break/><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oft-page-break/><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31">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text:soft-page-break/>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1">&lt;</text:span><text:span text:style-name="T31">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57" text:outline-level="2">Терра. Прибытие</text:h>
      <text:p text:style-name="P2"/>
      <text:p text:style-name="P2">Провести трёх странно одетых людей по дому, не вызвав вопросов, было бы мудрёной задачей днём. <text:soft-page-break/>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1">&lt;</text:span><text:span text:style-name="T31">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text:soft-page-break/>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1">&gt;</text:span>\Привет, Нексус. Это Макс.</text:p>
      <text:p text:style-name="P2"><text:span text:style-name="T11">&lt;\</text:span>Привет, Макс. Рад тебя видеть.</text:p>
      <text:p text:style-name="P23">Хм. Блок эмоций? Или просто модификация стандартного приветствия?</text:p>
      <text:p text:style-name="P2"><text:span text:style-name="T11">&gt;\</text:span>Нексус, отключи память событий за последнюю неделю.</text:p>
      <text:p text:style-name="P2"><text:span text:style-name="T11">&lt;\</text:span>Выполнено, Макс.</text:p>
      <text:p text:style-name="P2"><text:span text:style-name="T11">&gt;</text:span>\Задача по корпоративной логике. Выдай наиболее оптимальное решение.</text:p>
      <text:p text:style-name="P2"><text:span text:style-name="T11">&lt;\</text:span>Жду с нетерпением, Макс.</text:p>
      <text:p text:style-name="P2"><text:span text:style-name="T11">&gt;\</text:span>Постановка задачи.</text:p>
      <text:p text:style-name="P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1">&gt;\</text:span>Ограничения.</text:p>
      <text:p text:style-name="P2"><text:span text:style-name="T11">&gt;\</text:span>Ты не можешь подать в суд на компанию Б и ждать результатов, так как за время разбирательства компания А обанкротится.</text:p>
      <text:p text:style-name="P2"><text:span text:style-name="T11">&gt;\</text:span>Задание.</text:p>
      <text:p text:style-name="P2"><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1">&lt;\</text:span>Задача принята...</text:p>
      <text:p text:style-name="P2"><text:span text:style-name="T11">&lt;\</text:span>...</text:p>
      <text:p text:style-name="P2"><text:span text:style-name="T11">&lt;\</text:span>...</text:p>
      <text:p text:style-name="P2"><text:soft-page-break/><text:span text:style-name="T11">&lt;\</text:span>Решение:</text:p>
      <text:p text:style-name="P2"><text:span text:style-name="T11">&lt;\&lt;</text:span><text:span text:style-name="T31">Не следует противопоставлять злу ещё большее зло - это только усилит его — </text:span><text:span text:style-name="T32">кодовая фраза</text:span><text:span text:style-name="T3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text:soft-page-break/>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1">&lt;</text:span><text:span text:style-name="T31">трёх</text:span><text:span text:style-name="T11">&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31">три месяца</text:span><text:span text:style-name="T11">&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11">&lt;</text:span><text:span text:style-name="T3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7" text:outline-level="2">Безнадёжность</text:h>
      <text:p text:style-name="P15">&lt;<text:span text:style-name="T3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text:soft-page-break/>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31">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31">расширить</text:span><text:span text:style-name="T11">&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31">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31">пять</text:span><text:span text:style-name="T11">&gt;</text:span>длинную прореху в куртке, <text:span text:style-name="T11">&lt;</text:span><text:span text:style-name="T31">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31">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31">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31">уменьшить подозрения — о них должен догадаться Макс</text:span><text:span text:style-name="T11">&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text:soft-page-break/>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31">улучшить</text:span><text:span text:style-name="T11">&gt;</text:span>. А тот случай, когда мне пришлось зашивать тебе куртку после нападения убийц <text:span text:style-name="T11">&lt;</text:span><text:span text:style-name="T31">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7" text:outline-level="2">След?</text:h>
      <text:p text:style-name="P105"/>
      <text:p text:style-name="P2"><text:span text:style-name="T11">&lt;</text:span><text:span text:style-name="T31">сначала эпизод - проверка сумки в серверной</text:span><text:span text:style-name="T11">&gt;</text:span></text:p>
      <text:p text:style-name="P2"><text:soft-page-break/><text:span text:style-name="T11">&lt;</text:span><text:span text:style-name="T3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1">&lt;</text:span><text:span text:style-name="T31">“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11">&lt;</text:span><text:span text:style-name="T31">расширить. Перед кафешкой - диалог с Флатти и ЭйДжей. Все думают, что наконец-то нашли Селестию. Все ликуют</text:span><text:span text:style-name="T11">&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31">Расширить сцену в кафе. Ожидание, подьём и… падение ожиданий</text:span><text:span text:style-name="T11">&gt;</text:span></text:p>
      <text:p text:style-name="P2"/>
      <text:p text:style-name="P4"><text:soft-page-break/>***</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31">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text:soft-page-break/>–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57" text:outline-level="2">Озарение</text:h>
      <text:p text:style-name="P2"/>
      <text:p text:style-name="P2"><text:span text:style-name="T11">&lt;</text:span><text:span text:style-name="T3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89"/>
      <text:p text:style-name="P9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9"/>
      <text:p text:style-name="P86">Разговор не клеился.</text:p>
      <text:p text:style-name="P8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9"><text:span text:style-name="T11">–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9"><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9"><text:span text:style-name="T11">– </text:span>Ну хорошо. Убедила. В конце-концов, можем поступить так. Вы с Флатти вернётесь обратно а я продолжу поиски здесь.</text:p>
      <text:p text:style-name="P89"><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89"><text:span text:style-name="T11">– </text:span>Вы можете связываться со мной раз в месяц по коридору.</text:p>
      <text:p text:style-name="P89"><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9"><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9">Эпплджек недоверчиво хмыкнула.</text:p>
      <text:p text:style-name="P89"><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9"><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9"><text:span text:style-name="T11">– </text:span>Конечно оставаться. Кто ещё, кроме нас, может найти её?</text:p>
      <text:p text:style-name="P89"><text:span text:style-name="T11">– </text:span>Я думал, ты не сможешь оставить Энджела и всех остальных надолго.</text:p>
      <text:p text:style-name="P89"><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11">– </text:span>Извини, Флаттершай, забылся.</text:p>
      <text:p text:style-name="P94"><text:span text:style-name="T11">– </text:span>Та ладно, я ж не против, – возразила Эпплджек. – Не парься, Флатти. Было б хуже, если б он <text:s/>назвал меня Эпплджек на людях.</text:p>
      <text:p text:style-name="P94"><text:span text:style-name="T11">– </text:span>Ты так... – запнулась Флаттершай. – Так быстро забыла свою ферму. И...</text:p>
      <text:p text:style-name="P94"><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11">– </text:span>Как ты можешь так говорить? – расплакалась Флаттершай.</text:p>
      <text:p text:style-name="P94"><text:span text:style-name="T11">– </text:span>Эй, девушки, не ссорьтесь! Мы — одна команда! И надеюсь, останемся ею и в дальнейшем. </text:p>
      <text:list xml:id="list5303561853687208292" text:style-name="L5">
        <text:list-header>
          <text:p text:style-name="P14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pan text:style-name="T11">– </text:span>А если нет? – Эпплджек смотрела мне мне прямо в глаза.</text:p>
      <text:list xml:id="list171303882616714" text:continue-numbering="true" text:style-name="L5">
        <text:list-header>
          <text:p text:style-name="P147">Я молча пожал плечами. Эпплджек уверенно продолжила.</text:p>
        </text:list-header>
      </text:list>
      <text:p text:style-name="P94"><text:span text:style-name="T11">– </text:span>Нужно, чтобы кто-то остался тебе помогать. На всякий случай. Ты ведь за эти месяцы уже раз пять <text:soft-page-break/>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11">– </text:span>Спасибо, ЭйДжей.</text:p>
      <text:p text:style-name="P94"><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1303496850779" text:continue-numbering="true" text:style-name="L5">
        <text:list-header>
          <text:p text:style-name="P147">Флаттершай пробормотала нечто, показавшееся мне знакомым.</text:p>
        </text:list-header>
      </text:list>
      <text:p text:style-name="P94"><text:span text:style-name="T11">– </text:span>Флатти, ты что-то сказала? Я не расслышал.</text:p>
      <text:p text:style-name="P94"><text:span text:style-name="T11">– </text:span>Намерение Изменяет Реальность.</text:p>
      <text:p text:style-name="P94"><text:span text:style-name="T11">– </text:span>Эээ. А где ты слышала эту фразу, если не секрет?</text:p>
      <text:p text:style-name="P94"><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1303812251907" text:continue-numbering="true" text:style-name="L5">
        <text:list-header>
          <text:p text:style-name="P147">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11">– </text:span>Флатти, ЭйДжей, буду через час. Ждите!</text:p>
      <text:p text:style-name="P89"/>
      <text:h text:style-name="P156" text:outline-level="2">Почти.</text:h>
      <text:p text:style-name="P103"/>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11">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text:soft-page-break/></text:p>
      <text:h text:style-name="P156" text:outline-level="2">Дискорд</text:h>
      <text:p text:style-name="P105"/>
      <text:p text:style-name="P103">Девушки поспешно собирались, пока я растолковывал им задачу.</text:p>
      <text:p text:style-name="P103"><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3"><text:span text:style-name="T11">– </text:span>Это тот твой приятель, который разбился с полгода назад? – спросила Эпплджек.</text:p>
      <text:p text:style-name="P103"><text:span text:style-name="T11">– </text:span>Да, это он.</text:p>
      <text:p text:style-name="P103"><text:span text:style-name="T11">– </text:span>А как мы попадём в его квартиру? Там сейчас кто-то живёт? – Флаттершай прыгала на одной ноге, натягивая кед.</text:p>
      <text:p text:style-name="P103"><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4">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3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0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31">Плохо написано!</text:span><text:span text:style-name="T11">&gt;</text:span></text:p>
      <text:p text:style-name="P104">Я поднёс брелок пропуска к домофону, но дверь подъезда не открылась. Замигала красная лампочка и зажужжал зуммер.</text:p>
      <text:p text:style-name="P104">Я выругался.</text:p>
      <text:p text:style-name="P104"><text:span text:style-name="T11">– </text:span>Макс, что случилось? У нас проблемы?</text:p>
      <text:p text:style-name="P104"><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4"><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04"><text:span text:style-name="T11">– </text:span>Нет нужды. Лучше станьте-ка сзади меня так, чтобы заслонить от этих бабулек и от вооон той камеры наблюдения.</text:p>
      <text:list xml:id="list77526280143847228" text:style-name="L6">
        <text:list-header>
          <text:p text:style-name="P14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text:soft-page-break/>Раздался лёгкий «кряк» и дверь подалась.</text:p>
      <text:p text:style-name="P125"><text:span text:style-name="T11">– </text:span>Девушки, заходим.</text:p>
      <text:p text:style-name="P8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89"><text:span text:style-name="T1">Компьютер</text:span> стоял там же, где и обычно <text:span text:style-name="T1">— в личном кабинете Влада на столе у окна.</text:span></text:p>
      <text:p text:style-name="P125"><text:span text:style-name="T11">– </text:span>Макс, тут окно разбито! И верёвка какая-то висит. – крикнула Флаттершай из кухни.</text:p>
      <text:p text:style-name="P125"><text:span text:style-name="T11">– </text:span>Оставь, Флатти, не сейчас! – отмахнулся я.</text:p>
      <text:p text:style-name="P132">Лампочка питания на ноутбуке горела, <text:s/>но подключенный монитор оставался тёмным. Я постучал по пробелу, но безрезультатно.</text:p>
      <text:p text:style-name="P125"><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25"><text:span text:style-name="T11">– </text:span>Монитор выключен. – <text:s/>раздалось из угла. Кресло с высокой спинкой повернулось, открыв нашим взорам Дискорда. </text:p>
      <text:p text:style-name="P12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5">Он приподнял панамку, дурашливо здороваясь.</text:p>
      <text:p text:style-name="P125"><text:span text:style-name="T11">– </text:span>Оп-па! – пробормотала Эпплджек. – Нежданчик!</text:p>
      <text:p text:style-name="P125"><text:span text:style-name="T11">– </text:span>Ты, я вижу, времени не терял, – моя рука под прикрытием стола медленно тянулась к тяжёлой фарфоровой кружке, стоящей на краю.</text:p>
      <text:p text:style-name="P106"><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6"><text:span text:style-name="T11">– </text:span>А почему ты вообще решил искать нас тут? – спросила Эпплджек. – Приехал бы домой. Мы б тебя чаем напоили.</text:p>
      <text:p text:style-name="P106"><text:span text:style-name="T11">– </text:span>Видишь ли, дорогая Эй-Джей, я с самого начала знал, где находится наша уважаемая принцесса, а времени в обрез, так что...</text:p>
      <text:p text:style-name="P113">В проёме дверей появилась Флаттершай.</text:p>
      <text:p text:style-name="P106"><text:span text:style-name="T11">– </text:span>С кем это вы тут разговариваете?</text:p>
      <text:list xml:id="list1701669627959778741" text:style-name="L7">
        <text:list-header>
          <text:p text:style-name="P15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3">Оглушённый Дискорд попытался было отъехать на кресле в сторону, но я припёр его стулом к стенке.</text:p>
      <text:p text:style-name="P106">– Жанна, Флатти, хватайте ноут и на выход! Я с ним разберусь! Не теряйте вре...!</text:p>
      <text:p text:style-name="P106"><text:soft-page-break/>– ТЫ ИДИО...!!!</text:p>
      <text:p text:style-name="P106">Дискорд <text:s/>зорал одновременно со мной, прикрываясь от меня руками, когда раздался оглушительный</text:p>
      <text:p text:style-name="P106">...</text:p>
      <text:p text:style-name="P107">БАХ!!!</text:p>
      <text:p text:style-name="P106">…</text:p>
      <text:p text:style-name="P10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5">На лице Дискорда появилось удивлённо-мечтательное выражение и он вырубился.</text:p>
      <text:p text:style-name="P125"/>
      <text:h text:style-name="P157" text:outline-level="2">Селестия</text:h>
      <text:p text:style-name="P125"/>
      <text:p text:style-name="P10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5">Включенный монитор показал схематическое изображение Селестиии, </text:p>
      <text:p text:style-name="P126">&gt;\<text:span text:style-name="T1">Привет, Селестия. Это Макс. Как себя чувствуешь?</text:span></text:p>
      <text:p text:style-name="P126">&lt;\<text:span text:style-name="T1">Макс? МАКС??? МА-А-А-АКС!!! НАКОНЕЦ-ТО! КАК Я РАДА ТЕБЯ СЛЫШАТЬ! </text:span></text:p>
      <text:p text:style-name="P126">&gt;\<text:span text:style-name="T1">Я рад, что нашёл тебя, Тия.</text:span></text:p>
      <text:p text:style-name="P12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6">&gt;\<text:span text:style-name="T1">Тия, я сейчас подключу микрофон и колонки, и мы сможем общаться более удобно.</text:span></text:p>
      <text:p text:style-name="P125">…</text:p>
      <text:p text:style-name="P125">– Привет опять. Как ты меня слышишь?</text:p>
      <text:p text:style-name="P12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6">– <text:span text:style-name="T1">Могу себе представить. Как-то раз я провёл три часа камере сенсорной депривации. Мне не понравилось.</text:span></text:p>
      <text:p text:style-name="P125">– Эммм... Ваше Высочество, вы в порядке? Мы так рады, что наконец-то нашли Вас! – вклинилась в разговор Эпплджек.</text:p>
      <text:p text:style-name="P125">– Кто тут? Макс, кто ещё с тобой?</text:p>
      <text:p text:style-name="P126"><text:span text:style-name="T1">– Со мной Эпплджек и Флаттершай. Мы пришли сюда полгода </text:span>&lt;<text:span text:style-name="T2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6">– <text:span text:style-name="T1">Девочки? Я рада вас слышать. А Твайлайт нет рядом?</text:span></text:p>
      <text:p text:style-name="P12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5">При этих словах Дискорд замычал и задёргался. Эпплджек нахмурилась и проверила верёвки, привязывающие его к спинке стула.</text:p>
      <text:p text:style-name="P12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5">– Ноутбук — так называется место, где я нахожусь сейчас? А кто это мычит?</text:p>
      <text:p text:style-name="P125"><text:soft-page-break/>–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5">– О, духи предков, но зачем??? Почему у него кляп во рту?</text:p>
      <text:p text:style-name="P125">– Мы связали его. Он нас предал. И тебя. И Эквестрию. Всех.</text:p>
      <text:p text:style-name="P125">При этих словах Эпплджек и Флаттершай непонимающе уставились на меня, а Дискорд протестующе замычал.</text:p>
      <text:p text:style-name="P125">Я начал рассказывать о своих догадках, и непонимающее выражение на лицах девушек сменилось удивлением.</text:p>
      <text:p text:style-name="P12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5">– А зачем тогда ты приложила его книгой? – непонимающе уставился я на неё.</text:p>
      <text:p text:style-name="P125">– Потому что ты напал на него. Я и подумала — тебе виднее. И подсобила.</text:p>
      <text:p text:style-name="P125">Флаттершай отрицающе мотнула головой.</text:p>
      <text:p text:style-name="P125">– Не может Дискорд быть предателем. Он мой друг.</text:p>
      <text:p text:style-name="P125">Дискорд благодарственно замычал и закивал головой.</text:p>
      <text:p text:style-name="P12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5">Дискорд завёл глаза на лоб и обречённо завыл.</text:p>
      <text:p text:style-name="P125">– Макс, постой. Дай мне поговорить с ним. – сказала Селестия. – Не могу поверить, что Дискорд на такое пошёл.</text:p>
      <text:p text:style-name="P125">– Ну хорошо. Поговори. Послушаем, что он скажет.</text:p>
      <text:p text:style-name="P125">Я красноречиво покачал кулак перед его носом и вытащил кляп.</text:p>
      <text:p text:style-name="P125">...</text:p>
      <text:p text:style-name="P114">– Ффы, тьфу, пффф, пфу! <text:span text:style-name="T11">&lt;</text:span><text:span text:style-name="T31">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14">– Это я-то устраиваю цирк?!! ДА ТЫ НА СЕБЯ ПОСМОТРИ, КЛОУН!!! На людей кидаешься, чашками бросаешься, вон, мне нос разбил! Дерёшься...</text:p>
      <text:p text:style-name="P114">Я угрожающе поднёс тряпку к лицу Дискорда.</text:p>
      <text:p text:style-name="P114">– Ещё одно слово в таком тоне, и ты заткнёшься, а мы уйдём в Эквестрию без тебя!</text:p>
      <text:p text:style-name="P11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4">Дискорд демонстративно закрыл рот и посвистывая уставился в потолок.</text:p>
      <text:p text:style-name="P114">Разговор зашёл в тупик.</text:p>
      <text:p text:style-name="P117"/>
      <text:p text:style-name="P118">На мониторе высветился текст:</text:p>
      <text:p text:style-name="P11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8"/>
      <text:p text:style-name="P118"><text:soft-page-break/>Из колонок послышался лёгкий шорох.</text:p>
      <text:p text:style-name="P114">– Дик, сейчас не время для ссор. – голос Селестии был мягким, но настойчивым. – Мы в одной лодке.</text:p>
      <text:p text:style-name="P114">– Тебе легко говорить! Тебе не разбивали нос и не оскорбляли угрозами!</text:p>
      <text:p text:style-name="P114">– Ты должен понимать, что у Макса были все основания так себя вести. Твоё поведение вызвало подозрения у него, ведь он мало тебя знает. </text:p>
      <text:p text:style-name="P114">К уговорам Селестии присоединилась Флаттершай.</text:p>
      <text:p text:style-name="P114">– Дискорд, миленький, прости его. Макс хороший. Он просто не знал, что ты тоже хороший...</text:p>
      <text:p text:style-name="P114">У Дискорда покраснели уши и он засмущался и заворчал.</text:p>
      <text:p text:style-name="P11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4">Я пропустил «дятла» мимо ушей.</text:p>
      <text:p text:style-name="P11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5">***</text:p>
      <text:p text:style-name="P11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4">Потому разбрасываться такой возможностью не стоит. Если уж тебе повезло оказаться в новом мире — исследуй его сполна!..</text:p>
      <text:p text:style-name="P115">***</text:p>
      <text:p text:style-name="P120">&lt;<text:span text:style-name="T32">сюда можно вставить похождения Дискорда — вторая неопубликованная глава. Первая — секс с Селестией</text:span>&gt;</text:p>
      <text:p text:style-name="P115">***</text:p>
      <text:p text:style-name="P118">– Развяжите мне, наконец, руки! Или хотя бы одну. Плечами жестикулировать неудобно.... </text:p>
      <text:p text:style-name="P118">Я развязал Дискорду левую руку.</text:p>
      <text:p text:style-name="P11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8">Дискорд принялся разминать затёкшее запястье.</text:p>
      <text:p text:style-name="P11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118">– Какое письмо, Корди? – вскинулась до этого зачарованно слушавшая Дискорда Флаттершай.</text:p>
      <text:p text:style-name="P118">– Ну ваше же! Вы с Эпплджек написали мне о своих мытарствах тут. Вежливо так написали, спасибо...</text:p>
      <text:p text:style-name="P118">Флаттершай покрылась пунцовыми пятнами.</text:p>
      <text:p text:style-name="P118">– Я... Мы... – тут она совсем стушевалась.</text:p>
      <text:p text:style-name="P118">– Так а почему ты сказал, что никто не уйдёт в Эквестрию? – наконец перебила Дискорда скучавшая до этого Эпплджек.</text:p>
      <text:p text:style-name="P118">Дискорд уставился на неё долгим взглядом, а потом хлопнул себя по лбу.</text:p>
      <text:p text:style-name="P11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25">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2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18">– И что? – продолжила его мысль Эпплджек.</text:p>
      <text:p text:style-name="P118">– Эквестрийские <text:span text:style-name="T11">&lt;</text:span><text:span text:style-name="T31">три месяца</text:span><text:span text:style-name="T11">&gt;</text:span> КО-РО-ЧЕ местных. – с нажимом повторил Дискорд. – По моим подсчётам, на два дня.</text:p>
      <text:p text:style-name="P118">– И?!! – до меня уже дошло, но Эпплджек продолжала тупить.</text:p>
      <text:p text:style-name="P118">– Короче, времени у нас осталось что-то около пятнадцати минут. Или около того. – заявил Дискорд, поднеся к глазам запястье с массивными часами.</text:p>
      <text:p text:style-name="P118">– СКОЛЬКО??? – воскликнули хором я и девушки.</text:p>
      <text:p text:style-name="P118">Дискорд открыл было рот, но его слова заглушил звонок в дверь.</text:p>
      <text:p text:style-name="P118">– ОТКРОЙТЕ, ПОЛИЦИЯ! Вам даётся полминуты, чтобы открыть дверь. Через тридцать секунд дверь будет выбита!</text:p>
      <text:p text:style-name="P11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8">Блядь!</text:p>
      <text:p text:style-name="P118">– На крышу, живо!!! Через окно на кухне! – зашипел Дискорд, отчаянно дёргая узлы свободной рукой.</text:p>
      <text:p text:style-name="P118">Эпплджек, одной рукой сгребя в охапку ноутбук, второй увлекая Флаттершай, кинулась на кухню.</text:p>
      <text:p text:style-name="P118">– А толку? Куда мы с крыши денемся? – спросил я растерянно. Дискорд только раздражённо зарычал в ответ.</text:p>
      <text:p text:style-name="P114">Дверь содрогнулась от мощного удара. Послышался стук падающей штукатурки. Я сломя голову кинулся на кухню.</text:p>
      <text:p text:style-name="P114">– Развяжи меня, идиот!!! – гаркнул вдогонку Дискорд.</text:p>
      <text:p text:style-name="P11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 </text:p>
      <text:p text:style-name="P114"><text:soft-page-break/>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4">Верёвка в кухонном окне дёргалась от движений лезущих по ней Флатти и Эпплджек. Я словил её рукой и стал на подоконник.</text:p>
      <text:p text:style-name="P114">Чёрт!</text:p>
      <text:p text:style-name="P11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4">Но нет, триста тысяч чертей, раз девушки смогли – я тоже смогу!</text:p>
      <text:p text:style-name="P11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4">Чёрт! Чёрт! Чёрт! Чёрт!</text:p>
      <text:p text:style-name="P114">Бля!!!...</text:p>
      <text:p text:style-name="P114">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14"/>
      <text:h text:style-name="P157" text:outline-level="2"><text:soft-page-break/>Назад, в Эквестрию</text:h>
      <text:p text:style-name="P114"/>
      <text:p text:style-name="P114">Долго паниковать не пришлось. </text:p>
      <text:p text:style-name="P114">Я почувствовал сильный рывок за шиворот и захват поперёк груди. </text:p>
      <text:p text:style-name="P114">– ОТПУСТИ ДЕВЧОНКУ!!! – загрохотало мне в ухо. Я открыл глаза.</text:p>
      <text:p text:style-name="P11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4">Я чуть поднял глаза и уставился в чешуйчатую морду дракон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4">Наконец это ему удалось, и дальнейший подъём на крышу происходил в молчании.</text:p>
      <text:p text:style-name="P11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4">Флаттершай оторвала заплаканное лицо от моей ветровки.</text:p>
      <text:p text:style-name="P114">– Да-да, ты прав, Корди. Я готова.</text:p>
      <text:p text:style-name="P114">На длинной шее Дискорд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4">И мы полетели навстречу закату.</text:p>
      <text:p text:style-name="P11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4">Впереди по курсу увеличивалась громада моей высотки. Дискорд летел прямо на разрыв в ограждении, который я проделал <text:span text:style-name="T11">&lt;</text:span><text:span text:style-name="T31">полгода</text:span><text:span text:style-name="T11">&gt;</text:span> назад своим проходом в Эквестрию.</text:p>
      <text:p text:style-name="P11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4">– Пристегните ремни! – проревел Дискорд, резко ускоряясь. – Будет весело!!!</text:p>
      <text:p text:style-name="P11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4">– ЙУУУУУУУХХХУУУУУ!!! – заорал Дискорд, сложил крылья и врезался в шар.</text:p>
      <text:p text:style-name="P119">&lt;<text:span text:style-name="T3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1" text:outline-level="1"><text:soft-page-break/>Беседа за столиком в ночи</text:h>
      <text:p text:style-name="P91">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89"><text:span text:style-name="T1">– </text:span>Анакорн. <text:span text:style-name="T1">– о</text:span>трекомендовался он. <text:span text:style-name="T11">– </text:span><text:span text:style-name="T1">Демиург.</text:span></text:p>
      <text:p text:style-name="P89"><text:span text:style-name="T1">– </text:span>П-привет. Макс. <text:span text:style-name="T1">– в</text:span> смятении представился я.</text:p>
      <text:p text:style-name="P8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89"><text:span text:style-name="T1">&lt;</text:span><text:span text:style-name="T3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4"/>
      <text:p text:style-name="P8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9"><text:span text:style-name="T1">Юноша</text:span> закинул ногу за ногу и пытливо смотрел на меня, играя карандашём .</text:p>
      <text:p text:style-name="P89"><text:soft-page-break/>Я совсем запутался.</text:p>
      <text:p text:style-name="P89"><text:span text:style-name="T1">– </text:span>Какая проблема? Какое решение? Кто ты <text:span text:style-name="T1">вообще</text:span>?</text:p>
      <text:p text:style-name="P89"><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32">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3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1">старом аналоговом телевизоре.</text:span></text:p>
      <text:p text:style-name="P96">Ко мне наконец-то пришло понимание ситуации.</text:p>
      <text:p text:style-name="P9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2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29">–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11">&lt;</text:span>упомянуть в эпизоде на Терре, что МЛП-сериал закрылся год назад<text:span text:style-name="T11">&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1">–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6">– Верни Рэйнбоу!!!</text:p>
      <text:p text:style-name="P96">Обломки карандаша выпали из кулака Анакорна на столик.</text:p>
      <text:p text:style-name="P96">– Э-э-э… м-м-м… ну-у-у... Нельзя сказать, что это совсем невыполнимо… Но, прямо скажу, задачка не для студента!</text:p>
      <text:p text:style-name="P96">– А ты студент?</text:p>
      <text:p text:style-name="P9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6"><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6">– Нет. Плата остаётся неизменной. Тут мы квиты. У меня тоже мало шансов помочь тебе — я не имею ни малейшего понятия, как это сделать.</text:p>
      <text:p text:style-name="P96">Ставшие почти прозрачными стены комнаты снова обрели материальность. Анакорн пожал плечами и протянул мне руку через столик.</text:p>
      <text:p text:style-name="P9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6">Я задумался.</text:p>
      <text:p text:style-name="P9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6">Анакорн почесал в затылке.</text:p>
      <text:p text:style-name="P96">– А кьютимарки? Как, <text:span text:style-name="T11">&lt;</text:span><text:span text:style-name="T36">чёрт</text:span><text:span text:style-name="T11">&gt;</text:span> меня побери, объяснить кьютимарки?</text:p>
      <text:p text:style-name="P96">– А кьютимарки ты сам даришь пони, когда распознаёшь их жизненное предназначение.</text:p>
      <text:p text:style-name="P9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6">Я пожал плечами.</text:p>
      <text:p text:style-name="P96">– А по-другому я не могу объяснить их появление. К сожалению.</text:p>
      <text:p text:style-name="P12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7">– Хорошо. Уболтал. Кьютимарки беру на себя. Так и знал, что мне самое трудное достанется!</text:p>
      <text:p text:style-name="P12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7">Анакорн проследил мой взгляд.</text:p>
      <text:p text:style-name="P127">– Нечего так смотреть. Если я стану применять магию вместо ловкости, теряется весь смысл упражнения... О, глянь-ка на Эквус!</text:p>
      <text:p text:style-name="P12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7"><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7"/>
      <text:p text:style-name="P129">Да, т<text:span text:style-name="T5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0"/>
      <text:p text:style-name="P13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9"/>
      <text:p text:style-name="P129"/>
      <text:p text:style-name="P127">Я опять задумался. В голове было пусто. Хотя, если подумать с точки зрения программиста, можно... Наверное можно, раз все предыдущее прокатило...</text:p>
      <text:p text:style-name="P128">– <text:span text:style-name="T2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8">– Не понял? Это как? Как ты совместишь разрушенную магическими войнами Эквестрию с романтически-сексуальным раем для попаданцев?</text:p>
      <text:p text:style-name="P128"><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8">Анакорн долго мусолил карандаш, а потом вдруг заржал.</text:p>
      <text:p text:style-name="P128"><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8"><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28">Анакорн примирительно похлопал меня по плечу.</text:p>
      <text:p text:style-name="P128"><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8">Я подозрительно посмотрел на Анакорна.</text:p>
      <text:p text:style-name="P128"><text:soft-page-break/><text:span text:style-name="T11">– </text:span>Какой ещё, нафиг, «мой фанфик»? Я никакого фанфика не писал. И не собираюсь, вообще-то.</text:p>
      <text:p text:style-name="P128">Анакорн ехидно ухмыльнулся и откинулся в кресле, переплетя пальцы за затылком.</text:p>
      <text:p text:style-name="P128"><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7"><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7"><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7"><text:span text:style-name="T11">– </text:span>Факн щит<text:note text:id="ftn13" text:note-class="footnote"><text:note-citation>13</text:note-citation><text:note-body><text:p text:style-name="P12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7">Анакорн развёл руками.</text:p>
      <text:p text:style-name="P127"><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7">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1">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7">–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1">Такова природа низкоэнергетических монад</text:span>.</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11">&lt;</text:span><text:span text:style-name="T31">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text:soft-page-break/></text:p>
      <text:p text:style-name="P98">&lt;<text:span text:style-name="T1">- Но если миры Эквестрии станут существовать — появятся и те из них, в которых тьма страданий, постапокалипсис.</text:span></text:p>
      <text:p text:style-name="P98"><text:span text:style-name="T1">- И это лучше, чем не существовать, поверь</text:span>&gt;</text:p>
      <text:p text:style-name="P95">***</text:p>
      <text:p text:style-name="P95"/>
      <text:p text:style-name="P94">&lt;<text:span text:style-name="T3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11">&lt;</text:span><text:span text:style-name="T31">полгода</text:span><text:span text:style-name="T11">&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31"> - Ты морочила мне яйца, чтобы заинтересовать? Всё, как Свирл указал?</text:span></text:p>
      <text:p text:style-name="P9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1">Я покачал головой.</text:p>
      <text:p text:style-name="P94"><text:span text:style-name="T3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4">– <text:s text:c="2"/>За благополучие Эквестрии я бы и не ТАК разопнулась.<text:span text:style-name="T11"> Я</text:span><text:span text:style-name="T3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4">Селестия кивнула, соглашаясь, и образ её начал меркнуть.</text:p>
      <text:p text:style-name="P119">– <text:span text:style-name="T1">Окей. Будь счастлив и... спасибо тебе за всё, Макс.</text:span></text:p>
      <text:p text:style-name="P114">…</text:p>
      <text:p text:style-name="P11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4">Он нахлобучил на себя невесть откуда взявшуюся двууголку.</text:p>
      <text:p text:style-name="P114">– Как вам это нравится, господа?! Дискорд — спаситель Эквестрии! А ведь звучит!!! Разрешите откланяться!..</text:p>
      <text:p text:style-name="P114"/>
      <text:list xml:id="list678684572922224038" text:style-name="L8">
        <text:list-header>
          <text:p text:style-name="P149">(<text:span text:style-name="T38">Луна — как повелительница снов, слышала разговор Макса с Анакорном</text:span>)</text:p>
          <text:p text:style-name="P150"/>
        </text:list-header>
      </text:list>
      <text:p text:style-name="P115">***</text:p>
      <text:p text:style-name="P89"><text:span text:style-name="T1">–</text:span> Ты?..</text:p>
      <text:p text:style-name="P89"><text:span text:style-name="T1">–</text:span> Ты??!</text:p>
      <text:p text:style-name="P89"><text:span text:style-name="T1">–</text:span> Ты мне снишься??</text:p>
      <text:p text:style-name="P89"><text:span text:style-name="T1">–</text:span> Это ты мне снишься!!</text:p>
      <text:p text:style-name="P89"><text:span text:style-name="T1">–</text:span> Неважно… Пусть мы друг-другу снимся… Ты как, Дэш?</text:p>
      <text:p text:style-name="P8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9"><text:span text:style-name="T1">–</text:span> И я в порядке. Вот, возвращаюсь в свой мир. Ну, не совсем в свой. Почти в свой.</text:p>
      <text:p text:style-name="P89"><text:span text:style-name="T1">–</text:span> Навсегда?</text:p>
      <text:p text:style-name="P89"><text:span text:style-name="T1">–</text:span> Скорее всего, да.</text:p>
      <text:p text:style-name="P89"><text:span text:style-name="T1">–</text:span> Это плохо. Я хотела тебе сказать…</text:p>
      <text:p text:style-name="P89"><text:span text:style-name="T1">–</text:span> Не надо, Дэш. Не стоит терзать себя. Мне тоже очень хотелось остаться. Но так надо. Мне очень жаль…</text:p>
      <text:p text:style-name="P8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9"><text:span text:style-name="T1">–</text:span> И тебя, и Твайлайт, и Рэрити, и Селестию, и всех-всех-всех… Таковы правила.</text:p>
      <text:p text:style-name="P89"><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89">Я опустил руку на шею Дэш и ощутил теплоту и лёгкое покалывание в пустоте.</text:p>
      <text:p text:style-name="P89"><text:span text:style-name="T11">–</text:span> Мне кажется, Дэш, <text:span text:style-name="T1">м</text:span>ы найдём способ связаться. Рано или поздно.</text:p>
      <text:p text:style-name="P89"><text:soft-page-break/><text:span text:style-name="T1">–</text:span> И лучше рано, чем поздно! Я не люблю ждать!</text:p>
      <text:p text:style-name="P89"><text:span text:style-name="T1">–</text:span> Да, Дэш. <text:span text:style-name="T1">–</text:span> её образ начал таять. <text:span text:style-name="T1">–</text:span> Да, я помню. Я всё ещё помню…</text:p>
      <text:p text:style-name="P89"/>
      <text:h text:style-name="P157" text:outline-level="2">Земля</text:h>
      <text:p text:style-name="P92">Музыкальная тема из бегущего по лезвию бритвы — <text:span text:style-name="T11">Mission impossible</text:span></text:p>
      <text:p text:style-name="P93">&lt;Ужас возвращения из тёплого волшебного мира друзей в холодную скучную реальность.&gt;</text:p>
      <text:p text:style-name="P8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87"><text:span text:style-name="T1">Я нашарил ногами тапки и пошёл в ванную. Проходя мимо стола, зацепился взглядом за</text:span> эскиз <text:span text:style-name="T1">рисунка</text:span>.</text:p>
      <text:p text:style-name="P8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8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8">Доставая из стола ключи от машины, опять наткнулся взглядом на эскиз.</text:p>
      <text:p text:style-name="P88">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8">Назову-ка я фантазию «Последний фанфик».</text:p>
      <text:p text:style-name="P88"/>
      <text:p text:style-name="P88"/>
      <text:p text:style-name="P88"/>
      <text:p text:style-name="P89"/>
      <text:p text:style-name="P89"/>
      <text:p text:style-name="P89"/>
      <text:p text:style-name="P9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9"/>
      <text:p text:style-name="P8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9"/>
      <text:p text:style-name="P89"/>
      <text:p text:style-name="P89"/>
      <text:p text:style-name="P89"/>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32">Живая лошадь — не кошка, ухаживать за ней сложнее</text:span><text:span text:style-name="T11">&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1">&lt;</text:span><text:span text:style-name="T31">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2T17:13:01.897000000</dc:date>
    <meta:editing-duration>P77DT14H2M37S</meta:editing-duration>
    <meta:editing-cycles>3994</meta:editing-cycles>
    <meta:generator>LibreOffice/5.1.0.3$Windows_x86 LibreOffice_project/5e3e00a007d9b3b6efb6797a8b8e57b51ab1f737</meta:generator>
    <meta:document-statistic meta:table-count="0" meta:image-count="0" meta:object-count="0" meta:page-count="151" meta:paragraph-count="3101" meta:word-count="69985" meta:character-count="465453" meta:non-whitespace-character-count="395193"/>
  </office:meta>
</office:document-meta>
</file>